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170" style:apply-style-name="Good" style:base-cell-address="result.A1"/>
      <style:map style:condition="cell-content()&gt;170" style:apply-style-name="Bad" style:base-cell-address="result.A1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17.96" calcext:value-type="float">
            <text:p>117,96</text:p>
          </table:table-cell>
          <table:table-cell table:number-columns-repeated="2" office:value-type="float" office:value="122.1" calcext:value-type="float">
            <text:p>122,1</text:p>
          </table:table-cell>
          <table:table-cell office:value-type="float" office:value="110.08" calcext:value-type="float">
            <text:p>110,08</text:p>
          </table:table-cell>
          <table:table-cell office:value-type="float" office:value="124.54" calcext:value-type="float">
            <text:p>124,54</text:p>
          </table:table-cell>
          <table:table-cell office:value-type="float" office:value="121.6" calcext:value-type="float">
            <text:p>121,6</text:p>
          </table:table-cell>
          <table:table-cell office:value-type="float" office:value="121.86" calcext:value-type="float">
            <text:p>121,86</text:p>
          </table:table-cell>
          <table:table-cell office:value-type="float" office:value="121.58" calcext:value-type="float">
            <text:p>121,58</text:p>
          </table:table-cell>
          <table:table-cell office:value-type="float" office:value="115.76" calcext:value-type="float">
            <text:p>115,76</text:p>
          </table:table-cell>
          <table:table-cell office:value-type="float" office:value="125.58" calcext:value-type="float">
            <text:p>125,58</text:p>
          </table:table-cell>
          <table:table-cell office:value-type="float" office:value="106.26" calcext:value-type="float">
            <text:p>106,26</text:p>
          </table:table-cell>
          <table:table-cell table:number-columns-repeated="2"/>
        </table:table-row>
        <table:table-row table:style-name="ro1">
          <table:table-cell office:value-type="float" office:value="121.14" calcext:value-type="float">
            <text:p>121,14</text:p>
          </table:table-cell>
          <table:table-cell office:value-type="float" office:value="123" calcext:value-type="float">
            <text:p>123</text:p>
          </table:table-cell>
          <table:table-cell office:value-type="float" office:value="122.92" calcext:value-type="float">
            <text:p>122,92</text:p>
          </table:table-cell>
          <table:table-cell office:value-type="float" office:value="115.16" calcext:value-type="float">
            <text:p>115,16</text:p>
          </table:table-cell>
          <table:table-cell office:value-type="float" office:value="122.98" calcext:value-type="float">
            <text:p>122,98</text:p>
          </table:table-cell>
          <table:table-cell office:value-type="float" office:value="122.4" calcext:value-type="float">
            <text:p>122,4</text:p>
          </table:table-cell>
          <table:table-cell office:value-type="float" office:value="122.88" calcext:value-type="float">
            <text:p>122,88</text:p>
          </table:table-cell>
          <table:table-cell office:value-type="float" office:value="121.96" calcext:value-type="float">
            <text:p>121,96</text:p>
          </table:table-cell>
          <table:table-cell office:value-type="float" office:value="120.8" calcext:value-type="float">
            <text:p>120,8</text:p>
          </table:table-cell>
          <table:table-cell office:value-type="float" office:value="119.5" calcext:value-type="float">
            <text:p>119,5</text:p>
          </table:table-cell>
          <table:table-cell office:value-type="float" office:value="122.64" calcext:value-type="float">
            <text:p>122,64</text:p>
          </table:table-cell>
          <table:table-cell table:number-columns-repeated="2"/>
        </table:table-row>
        <table:table-row table:style-name="ro1">
          <table:table-cell office:value-type="float" office:value="129.18" calcext:value-type="float">
            <text:p>129,18</text:p>
          </table:table-cell>
          <table:table-cell office:value-type="float" office:value="121.58" calcext:value-type="float">
            <text:p>121,58</text:p>
          </table:table-cell>
          <table:table-cell office:value-type="float" office:value="122.42" calcext:value-type="float">
            <text:p>122,42</text:p>
          </table:table-cell>
          <table:table-cell office:value-type="float" office:value="104.98" calcext:value-type="float">
            <text:p>104,98</text:p>
          </table:table-cell>
          <table:table-cell office:value-type="float" office:value="100.9" calcext:value-type="float">
            <text:p>100,9</text:p>
          </table:table-cell>
          <table:table-cell office:value-type="float" office:value="115.72" calcext:value-type="float">
            <text:p>115,72</text:p>
          </table:table-cell>
          <table:table-cell office:value-type="float" office:value="115.06" calcext:value-type="float">
            <text:p>115,06</text:p>
          </table:table-cell>
          <table:table-cell office:value-type="float" office:value="122.78" calcext:value-type="float">
            <text:p>122,78</text:p>
          </table:table-cell>
          <table:table-cell office:value-type="float" office:value="123.26" calcext:value-type="float">
            <text:p>123,26</text:p>
          </table:table-cell>
          <table:table-cell office:value-type="float" office:value="115.5" calcext:value-type="float">
            <text:p>115,5</text:p>
          </table:table-cell>
          <table:table-cell office:value-type="float" office:value="125.46" calcext:value-type="float">
            <text:p>125,46</text:p>
          </table:table-cell>
          <table:table-cell table:number-columns-repeated="2"/>
        </table:table-row>
        <table:table-row table:style-name="ro1">
          <table:table-cell office:value-type="float" office:value="127.5" calcext:value-type="float">
            <text:p>127,5</text:p>
          </table:table-cell>
          <table:table-cell office:value-type="float" office:value="126.74" calcext:value-type="float">
            <text:p>126,74</text:p>
          </table:table-cell>
          <table:table-cell office:value-type="float" office:value="122.34" calcext:value-type="float">
            <text:p>122,34</text:p>
          </table:table-cell>
          <table:table-cell office:value-type="float" office:value="111.96" calcext:value-type="float">
            <text:p>111,96</text:p>
          </table:table-cell>
          <table:table-cell office:value-type="float" office:value="122.94" calcext:value-type="float">
            <text:p>122,94</text:p>
          </table:table-cell>
          <table:table-cell office:value-type="float" office:value="123.3" calcext:value-type="float">
            <text:p>123,3</text:p>
          </table:table-cell>
          <table:table-cell office:value-type="float" office:value="124.36" calcext:value-type="float">
            <text:p>124,36</text:p>
          </table:table-cell>
          <table:table-cell office:value-type="float" office:value="112.16" calcext:value-type="float">
            <text:p>112,16</text:p>
          </table:table-cell>
          <table:table-cell office:value-type="float" office:value="121.82" calcext:value-type="float">
            <text:p>121,82</text:p>
          </table:table-cell>
          <table:table-cell office:value-type="float" office:value="122.56" calcext:value-type="float">
            <text:p>122,56</text:p>
          </table:table-cell>
          <table:table-cell office:value-type="float" office:value="116.48" calcext:value-type="float">
            <text:p>116,48</text:p>
          </table:table-cell>
          <table:table-cell table:number-columns-repeated="2"/>
        </table:table-row>
        <table:table-row table:style-name="ro1">
          <table:table-cell office:value-type="float" office:value="138.46" calcext:value-type="float">
            <text:p>138,46</text:p>
          </table:table-cell>
          <table:table-cell office:value-type="float" office:value="129.68" calcext:value-type="float">
            <text:p>129,68</text:p>
          </table:table-cell>
          <table:table-cell office:value-type="float" office:value="112.22" calcext:value-type="float">
            <text:p>112,22</text:p>
          </table:table-cell>
          <table:table-cell office:value-type="float" office:value="122.32" calcext:value-type="float">
            <text:p>122,32</text:p>
          </table:table-cell>
          <table:table-cell office:value-type="float" office:value="122.58" calcext:value-type="float">
            <text:p>122,58</text:p>
          </table:table-cell>
          <table:table-cell office:value-type="float" office:value="122.76" calcext:value-type="float">
            <text:p>122,76</text:p>
          </table:table-cell>
          <table:table-cell office:value-type="float" office:value="115.02" calcext:value-type="float">
            <text:p>115,02</text:p>
          </table:table-cell>
          <table:table-cell office:value-type="float" office:value="123.14" calcext:value-type="float">
            <text:p>123,14</text:p>
          </table:table-cell>
          <table:table-cell office:value-type="float" office:value="122.2" calcext:value-type="float">
            <text:p>122,2</text:p>
          </table:table-cell>
          <table:table-cell office:value-type="float" office:value="97.68" calcext:value-type="float">
            <text:p>97,68</text:p>
          </table:table-cell>
          <table:table-cell office:value-type="float" office:value="94.38" calcext:value-type="float">
            <text:p>94,38</text:p>
          </table:table-cell>
          <table:table-cell table:number-columns-repeated="2"/>
        </table:table-row>
        <table:table-row table:style-name="ro1">
          <table:table-cell office:value-type="float" office:value="120.82" calcext:value-type="float">
            <text:p>120,82</text:p>
          </table:table-cell>
          <table:table-cell office:value-type="float" office:value="126.8" calcext:value-type="float">
            <text:p>126,8</text:p>
          </table:table-cell>
          <table:table-cell office:value-type="float" office:value="123.02" calcext:value-type="float">
            <text:p>123,02</text:p>
          </table:table-cell>
          <table:table-cell office:value-type="float" office:value="121.74" calcext:value-type="float">
            <text:p>121,74</text:p>
          </table:table-cell>
          <table:table-cell office:value-type="float" office:value="117.32" calcext:value-type="float">
            <text:p>117,32</text:p>
          </table:table-cell>
          <table:table-cell office:value-type="float" office:value="121.8" calcext:value-type="float">
            <text:p>121,8</text:p>
          </table:table-cell>
          <table:table-cell office:value-type="float" office:value="122.68" calcext:value-type="float">
            <text:p>122,68</text:p>
          </table:table-cell>
          <table:table-cell office:value-type="float" office:value="121.92" calcext:value-type="float">
            <text:p>121,92</text:p>
          </table:table-cell>
          <table:table-cell office:value-type="float" office:value="122.76" calcext:value-type="float">
            <text:p>122,76</text:p>
          </table:table-cell>
          <table:table-cell office:value-type="float" office:value="114.1" calcext:value-type="float">
            <text:p>114,1</text:p>
          </table:table-cell>
          <table:table-cell office:value-type="float" office:value="123.48" calcext:value-type="float">
            <text:p>123,48</text:p>
          </table:table-cell>
          <table:table-cell table:number-columns-repeated="2"/>
        </table:table-row>
        <table:table-row table:style-name="ro1">
          <table:table-cell office:value-type="float" office:value="129.26" calcext:value-type="float">
            <text:p>129,26</text:p>
          </table:table-cell>
          <table:table-cell office:value-type="float" office:value="121.9" calcext:value-type="float">
            <text:p>121,9</text:p>
          </table:table-cell>
          <table:table-cell office:value-type="float" office:value="126.32" calcext:value-type="float">
            <text:p>126,32</text:p>
          </table:table-cell>
          <table:table-cell office:value-type="float" office:value="118.78" calcext:value-type="float">
            <text:p>118,78</text:p>
          </table:table-cell>
          <table:table-cell office:value-type="float" office:value="123.38" calcext:value-type="float">
            <text:p>123,38</text:p>
          </table:table-cell>
          <table:table-cell office:value-type="float" office:value="123.14" calcext:value-type="float">
            <text:p>123,14</text:p>
          </table:table-cell>
          <table:table-cell office:value-type="float" office:value="116.64" calcext:value-type="float">
            <text:p>116,64</text:p>
          </table:table-cell>
          <table:table-cell office:value-type="float" office:value="116.34" calcext:value-type="float">
            <text:p>116,34</text:p>
          </table:table-cell>
          <table:table-cell office:value-type="float" office:value="112.8" calcext:value-type="float">
            <text:p>112,8</text:p>
          </table:table-cell>
          <table:table-cell office:value-type="float" office:value="116.12" calcext:value-type="float">
            <text:p>116,12</text:p>
          </table:table-cell>
          <table:table-cell office:value-type="float" office:value="140.9" calcext:value-type="float">
            <text:p>140,9</text:p>
          </table:table-cell>
          <table:table-cell table:number-columns-repeated="2"/>
        </table:table-row>
        <table:table-row table:style-name="ro1">
          <table:table-cell office:value-type="float" office:value="152.24" calcext:value-type="float">
            <text:p>152,24</text:p>
          </table:table-cell>
          <table:table-cell office:value-type="float" office:value="98" calcext:value-type="float">
            <text:p>98</text:p>
          </table:table-cell>
          <table:table-cell office:value-type="float" office:value="121.82" calcext:value-type="float">
            <text:p>121,82</text:p>
          </table:table-cell>
          <table:table-cell office:value-type="float" office:value="121.46" calcext:value-type="float">
            <text:p>121,46</text:p>
          </table:table-cell>
          <table:table-cell office:value-type="float" office:value="108.62" calcext:value-type="float">
            <text:p>108,62</text:p>
          </table:table-cell>
          <table:table-cell office:value-type="float" office:value="109.54" calcext:value-type="float">
            <text:p>109,54</text:p>
          </table:table-cell>
          <table:table-cell office:value-type="float" office:value="107.38" calcext:value-type="float">
            <text:p>107,38</text:p>
          </table:table-cell>
          <table:table-cell office:value-type="float" office:value="122.72" calcext:value-type="float">
            <text:p>122,72</text:p>
          </table:table-cell>
          <table:table-cell office:value-type="float" office:value="122.6" calcext:value-type="float">
            <text:p>122,6</text:p>
          </table:table-cell>
          <table:table-cell office:value-type="float" office:value="94.08" calcext:value-type="float">
            <text:p>94,08</text:p>
          </table:table-cell>
          <table:table-cell office:value-type="float" office:value="121.36" calcext:value-type="float">
            <text:p>121,36</text:p>
          </table:table-cell>
          <table:table-cell table:number-columns-repeated="2"/>
        </table:table-row>
        <table:table-row table:style-name="ro1">
          <table:table-cell office:value-type="float" office:value="127.6" calcext:value-type="float">
            <text:p>127,6</text:p>
          </table:table-cell>
          <table:table-cell office:value-type="float" office:value="143.68" calcext:value-type="float">
            <text:p>143,68</text:p>
          </table:table-cell>
          <table:table-cell office:value-type="float" office:value="101.4" calcext:value-type="float">
            <text:p>101,4</text:p>
          </table:table-cell>
          <table:table-cell office:value-type="float" office:value="119.8" calcext:value-type="float">
            <text:p>119,8</text:p>
          </table:table-cell>
          <table:table-cell office:value-type="float" office:value="120.3" calcext:value-type="float">
            <text:p>120,3</text:p>
          </table:table-cell>
          <table:table-cell office:value-type="float" office:value="120.54" calcext:value-type="float">
            <text:p>120,54</text:p>
          </table:table-cell>
          <table:table-cell office:value-type="float" office:value="123.96" calcext:value-type="float">
            <text:p>123,96</text:p>
          </table:table-cell>
          <table:table-cell office:value-type="float" office:value="120.98" calcext:value-type="float">
            <text:p>120,98</text:p>
          </table:table-cell>
          <table:table-cell office:value-type="float" office:value="122.88" calcext:value-type="float">
            <text:p>122,88</text:p>
          </table:table-cell>
          <table:table-cell office:value-type="float" office:value="122.56" calcext:value-type="float">
            <text:p>122,56</text:p>
          </table:table-cell>
          <table:table-cell office:value-type="float" office:value="116.88" calcext:value-type="float">
            <text:p>116,88</text:p>
          </table:table-cell>
          <table:table-cell table:number-columns-repeated="2"/>
        </table:table-row>
        <table:table-row table:style-name="ro1">
          <table:table-cell office:value-type="float" office:value="146.62" calcext:value-type="float">
            <text:p>146,62</text:p>
          </table:table-cell>
          <table:table-cell office:value-type="float" office:value="136.56" calcext:value-type="float">
            <text:p>136,56</text:p>
          </table:table-cell>
          <table:table-cell office:value-type="float" office:value="134.84" calcext:value-type="float">
            <text:p>134,84</text:p>
          </table:table-cell>
          <table:table-cell office:value-type="float" office:value="128.84" calcext:value-type="float">
            <text:p>128,84</text:p>
          </table:table-cell>
          <table:table-cell office:value-type="float" office:value="114.86" calcext:value-type="float">
            <text:p>114,86</text:p>
          </table:table-cell>
          <table:table-cell office:value-type="float" office:value="122.38" calcext:value-type="float">
            <text:p>122,38</text:p>
          </table:table-cell>
          <table:table-cell office:value-type="float" office:value="123.3" calcext:value-type="float">
            <text:p>123,3</text:p>
          </table:table-cell>
          <table:table-cell office:value-type="float" office:value="122.56" calcext:value-type="float">
            <text:p>122,56</text:p>
          </table:table-cell>
          <table:table-cell office:value-type="float" office:value="123.22" calcext:value-type="float">
            <text:p>123,22</text:p>
          </table:table-cell>
          <table:table-cell office:value-type="float" office:value="99.82" calcext:value-type="float">
            <text:p>99,82</text:p>
          </table:table-cell>
          <table:table-cell office:value-type="float" office:value="99.9" calcext:value-type="float">
            <text:p>99,9</text:p>
          </table:table-cell>
          <table:table-cell/>
          <table:table-cell office:value-type="string" calcext:value-type="string">
            <text:p>Si la fonction est plus grande alors la memoire au’on va chercher avc l’offset a plus de chance d’etre déjà dans le cache</text:p>
          </table:table-cell>
        </table:table-row>
        <table:table-row table:style-name="ro1">
          <table:table-cell office:value-type="float" office:value="157.6" calcext:value-type="float">
            <text:p>157,6</text:p>
          </table:table-cell>
          <table:table-cell office:value-type="float" office:value="148.28" calcext:value-type="float">
            <text:p>148,28</text:p>
          </table:table-cell>
          <table:table-cell office:value-type="float" office:value="155.28" calcext:value-type="float">
            <text:p>155,28</text:p>
          </table:table-cell>
          <table:table-cell office:value-type="float" office:value="132" calcext:value-type="float">
            <text:p>132</text:p>
          </table:table-cell>
          <table:table-cell office:value-type="float" office:value="138.26" calcext:value-type="float">
            <text:p>138,26</text:p>
          </table:table-cell>
          <table:table-cell office:value-type="float" office:value="131.98" calcext:value-type="float">
            <text:p>131,98</text:p>
          </table:table-cell>
          <table:table-cell office:value-type="float" office:value="128.86" calcext:value-type="float">
            <text:p>128,86</text:p>
          </table:table-cell>
          <table:table-cell office:value-type="float" office:value="122.84" calcext:value-type="float">
            <text:p>122,84</text:p>
          </table:table-cell>
          <table:table-cell office:value-type="float" office:value="123.42" calcext:value-type="float">
            <text:p>123,42</text:p>
          </table:table-cell>
          <table:table-cell office:value-type="float" office:value="105.2" calcext:value-type="float">
            <text:p>105,2</text:p>
          </table:table-cell>
          <table:table-cell office:value-type="float" office:value="122.28" calcext:value-type="float">
            <text:p>122,2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1.86" calcext:value-type="float">
            <text:p>141,86</text:p>
          </table:table-cell>
          <table:table-cell office:value-type="float" office:value="146.82" calcext:value-type="float">
            <text:p>146,82</text:p>
          </table:table-cell>
          <table:table-cell office:value-type="float" office:value="132.52" calcext:value-type="float">
            <text:p>132,52</text:p>
          </table:table-cell>
          <table:table-cell office:value-type="float" office:value="132.32" calcext:value-type="float">
            <text:p>132,32</text:p>
          </table:table-cell>
          <table:table-cell office:value-type="float" office:value="120.98" calcext:value-type="float">
            <text:p>120,98</text:p>
          </table:table-cell>
          <table:table-cell office:value-type="float" office:value="132.06" calcext:value-type="float">
            <text:p>132,06</text:p>
          </table:table-cell>
          <table:table-cell office:value-type="float" office:value="123.9" calcext:value-type="float">
            <text:p>123,9</text:p>
          </table:table-cell>
          <table:table-cell office:value-type="float" office:value="122.42" calcext:value-type="float">
            <text:p>122,42</text:p>
          </table:table-cell>
          <table:table-cell office:value-type="float" office:value="123.52" calcext:value-type="float">
            <text:p>123,52</text:p>
          </table:table-cell>
          <table:table-cell office:value-type="float" office:value="109.78" calcext:value-type="float">
            <text:p>109,78</text:p>
          </table:table-cell>
          <table:table-cell table:number-columns-repeated="2"/>
        </table:table-row>
        <table:table-row table:style-name="ro1">
          <table:table-cell office:value-type="float" office:value="158.76" calcext:value-type="float">
            <text:p>158,76</text:p>
          </table:table-cell>
          <table:table-cell office:value-type="float" office:value="118.7" calcext:value-type="float">
            <text:p>118,7</text:p>
          </table:table-cell>
          <table:table-cell office:value-type="float" office:value="134.98" calcext:value-type="float">
            <text:p>134,98</text:p>
          </table:table-cell>
          <table:table-cell office:value-type="float" office:value="134.74" calcext:value-type="float">
            <text:p>134,74</text:p>
          </table:table-cell>
          <table:table-cell office:value-type="float" office:value="140.2" calcext:value-type="float">
            <text:p>140,2</text:p>
          </table:table-cell>
          <table:table-cell office:value-type="float" office:value="86.5" calcext:value-type="float">
            <text:p>86,5</text:p>
          </table:table-cell>
          <table:table-cell office:value-type="float" office:value="99.42" calcext:value-type="float">
            <text:p>99,42</text:p>
          </table:table-cell>
          <table:table-cell office:value-type="float" office:value="97.92" calcext:value-type="float">
            <text:p>97,92</text:p>
          </table:table-cell>
          <table:table-cell office:value-type="float" office:value="121.72" calcext:value-type="float">
            <text:p>121,72</text:p>
          </table:table-cell>
          <table:table-cell office:value-type="float" office:value="122.18" calcext:value-type="float">
            <text:p>122,18</text:p>
          </table:table-cell>
          <table:table-cell office:value-type="float" office:value="125.1" calcext:value-type="float">
            <text:p>125,1</text:p>
          </table:table-cell>
          <table:table-cell table:number-columns-repeated="2"/>
        </table:table-row>
        <table:table-row table:style-name="ro1">
          <table:table-cell office:value-type="float" office:value="160.48" calcext:value-type="float">
            <text:p>160,48</text:p>
          </table:table-cell>
          <table:table-cell office:value-type="float" office:value="104" calcext:value-type="float">
            <text:p>104</text:p>
          </table:table-cell>
          <table:table-cell office:value-type="float" office:value="138.18" calcext:value-type="float">
            <text:p>138,18</text:p>
          </table:table-cell>
          <table:table-cell office:value-type="float" office:value="158.22" calcext:value-type="float">
            <text:p>158,22</text:p>
          </table:table-cell>
          <table:table-cell office:value-type="float" office:value="135.74" calcext:value-type="float">
            <text:p>135,74</text:p>
          </table:table-cell>
          <table:table-cell office:value-type="float" office:value="175.12" calcext:value-type="float">
            <text:p>175,12</text:p>
          </table:table-cell>
          <table:table-cell office:value-type="float" office:value="137.8" calcext:value-type="float">
            <text:p>137,8</text:p>
          </table:table-cell>
          <table:table-cell office:value-type="float" office:value="103.9" calcext:value-type="float">
            <text:p>103,9</text:p>
          </table:table-cell>
          <table:table-cell office:value-type="float" office:value="77.52" calcext:value-type="float">
            <text:p>77,52</text:p>
          </table:table-cell>
          <table:table-cell office:value-type="float" office:value="97.22" calcext:value-type="float">
            <text:p>97,22</text:p>
          </table:table-cell>
          <table:table-cell office:value-type="float" office:value="40.86" calcext:value-type="float">
            <text:p>40,86</text:p>
          </table:table-cell>
          <table:table-cell table:number-columns-repeated="2"/>
        </table:table-row>
        <table:table-row table:style-name="ro1">
          <table:table-cell office:value-type="float" office:value="151.38" calcext:value-type="float">
            <text:p>151,38</text:p>
          </table:table-cell>
          <table:table-cell office:value-type="float" office:value="172.44" calcext:value-type="float">
            <text:p>172,44</text:p>
          </table:table-cell>
          <table:table-cell office:value-type="float" office:value="113.72" calcext:value-type="float">
            <text:p>113,72</text:p>
          </table:table-cell>
          <table:table-cell office:value-type="float" office:value="143.02" calcext:value-type="float">
            <text:p>143,02</text:p>
          </table:table-cell>
          <table:table-cell office:value-type="float" office:value="140.08" calcext:value-type="float">
            <text:p>140,08</text:p>
          </table:table-cell>
          <table:table-cell office:value-type="float" office:value="153.76" calcext:value-type="float">
            <text:p>153,76</text:p>
          </table:table-cell>
          <table:table-cell office:value-type="float" office:value="138.8" calcext:value-type="float">
            <text:p>138,8</text:p>
          </table:table-cell>
          <table:table-cell office:value-type="float" office:value="100.16" calcext:value-type="float">
            <text:p>100,16</text:p>
          </table:table-cell>
          <table:table-cell office:value-type="float" office:value="91.9" calcext:value-type="float">
            <text:p>91,9</text:p>
          </table:table-cell>
          <table:table-cell office:value-type="float" office:value="129.44" calcext:value-type="float">
            <text:p>129,44</text:p>
          </table:table-cell>
          <table:table-cell office:value-type="float" office:value="102.36" calcext:value-type="float">
            <text:p>102,36</text:p>
          </table:table-cell>
          <table:table-cell table:number-columns-repeated="2"/>
        </table:table-row>
        <table:table-row table:style-name="ro1">
          <table:table-cell office:value-type="float" office:value="458.52" calcext:value-type="float">
            <text:p>458,52</text:p>
          </table:table-cell>
          <table:table-cell office:value-type="float" office:value="421.14" calcext:value-type="float">
            <text:p>421,14</text:p>
          </table:table-cell>
          <table:table-cell office:value-type="float" office:value="166.98" calcext:value-type="float">
            <text:p>166,98</text:p>
          </table:table-cell>
          <table:table-cell office:value-type="float" office:value="152.12" calcext:value-type="float">
            <text:p>152,12</text:p>
          </table:table-cell>
          <table:table-cell office:value-type="float" office:value="156.92" calcext:value-type="float">
            <text:p>156,92</text:p>
          </table:table-cell>
          <table:table-cell office:value-type="float" office:value="171.18" calcext:value-type="float">
            <text:p>171,18</text:p>
          </table:table-cell>
          <table:table-cell office:value-type="float" office:value="152.24" calcext:value-type="float">
            <text:p>152,24</text:p>
          </table:table-cell>
          <table:table-cell office:value-type="float" office:value="158.58" calcext:value-type="float">
            <text:p>158,58</text:p>
          </table:table-cell>
          <table:table-cell office:value-type="float" office:value="123.74" calcext:value-type="float">
            <text:p>123,74</text:p>
          </table:table-cell>
          <table:table-cell office:value-type="float" office:value="98.96" calcext:value-type="float">
            <text:p>98,96</text:p>
          </table:table-cell>
          <table:table-cell office:value-type="float" office:value="123.58" calcext:value-type="float">
            <text:p>123,58</text:p>
          </table:table-cell>
          <table:table-cell table:number-columns-repeated="2"/>
        </table:table-row>
        <table:table-row table:style-name="ro1">
          <table:table-cell office:value-type="float" office:value="468.8" calcext:value-type="float">
            <text:p>468,8</text:p>
          </table:table-cell>
          <table:table-cell office:value-type="float" office:value="447.1" calcext:value-type="float">
            <text:p>447,1</text:p>
          </table:table-cell>
          <table:table-cell office:value-type="float" office:value="186.42" calcext:value-type="float">
            <text:p>186,42</text:p>
          </table:table-cell>
          <table:table-cell office:value-type="float" office:value="115.08" calcext:value-type="float">
            <text:p>115,08</text:p>
          </table:table-cell>
          <table:table-cell office:value-type="float" office:value="175.54" calcext:value-type="float">
            <text:p>175,54</text:p>
          </table:table-cell>
          <table:table-cell office:value-type="float" office:value="132.9" calcext:value-type="float">
            <text:p>132,9</text:p>
          </table:table-cell>
          <table:table-cell office:value-type="float" office:value="151.4" calcext:value-type="float">
            <text:p>151,4</text:p>
          </table:table-cell>
          <table:table-cell office:value-type="float" office:value="191.28" calcext:value-type="float">
            <text:p>191,28</text:p>
          </table:table-cell>
          <table:table-cell office:value-type="float" office:value="144.68" calcext:value-type="float">
            <text:p>144,68</text:p>
          </table:table-cell>
          <table:table-cell office:value-type="float" office:value="114.06" calcext:value-type="float">
            <text:p>114,06</text:p>
          </table:table-cell>
          <table:table-cell office:value-type="float" office:value="123.3" calcext:value-type="float">
            <text:p>123,3</text:p>
          </table:table-cell>
          <table:table-cell table:number-columns-repeated="2"/>
        </table:table-row>
        <table:table-row table:style-name="ro1">
          <table:table-cell office:value-type="float" office:value="443.32" calcext:value-type="float">
            <text:p>443,32</text:p>
          </table:table-cell>
          <table:table-cell office:value-type="float" office:value="425.78" calcext:value-type="float">
            <text:p>425,78</text:p>
          </table:table-cell>
          <table:table-cell office:value-type="float" office:value="389.5" calcext:value-type="float">
            <text:p>389,5</text:p>
          </table:table-cell>
          <table:table-cell office:value-type="float" office:value="401.92" calcext:value-type="float">
            <text:p>401,92</text:p>
          </table:table-cell>
          <table:table-cell office:value-type="float" office:value="148.66" calcext:value-type="float">
            <text:p>148,66</text:p>
          </table:table-cell>
          <table:table-cell office:value-type="float" office:value="153.72" calcext:value-type="float">
            <text:p>153,72</text:p>
          </table:table-cell>
          <table:table-cell office:value-type="float" office:value="230.58" calcext:value-type="float">
            <text:p>230,58</text:p>
          </table:table-cell>
          <table:table-cell office:value-type="float" office:value="196.88" calcext:value-type="float">
            <text:p>196,88</text:p>
          </table:table-cell>
          <table:table-cell office:value-type="float" office:value="121.34" calcext:value-type="float">
            <text:p>121,34</text:p>
          </table:table-cell>
          <table:table-cell office:value-type="float" office:value="116.04" calcext:value-type="float">
            <text:p>116,04</text:p>
          </table:table-cell>
          <table:table-cell office:value-type="float" office:value="97.08" calcext:value-type="float">
            <text:p>97,08</text:p>
          </table:table-cell>
          <table:table-cell table:number-columns-repeated="2"/>
        </table:table-row>
        <table:table-row table:style-name="ro1">
          <table:table-cell office:value-type="float" office:value="476.06" calcext:value-type="float">
            <text:p>476,06</text:p>
          </table:table-cell>
          <table:table-cell office:value-type="float" office:value="427.12" calcext:value-type="float">
            <text:p>427,12</text:p>
          </table:table-cell>
          <table:table-cell office:value-type="float" office:value="459.5" calcext:value-type="float">
            <text:p>459,5</text:p>
          </table:table-cell>
          <table:table-cell office:value-type="float" office:value="391.32" calcext:value-type="float">
            <text:p>391,32</text:p>
          </table:table-cell>
          <table:table-cell office:value-type="float" office:value="181.16" calcext:value-type="float">
            <text:p>181,16</text:p>
          </table:table-cell>
          <table:table-cell office:value-type="float" office:value="161.38" calcext:value-type="float">
            <text:p>161,38</text:p>
          </table:table-cell>
          <table:table-cell office:value-type="float" office:value="105.8" calcext:value-type="float">
            <text:p>105,8</text:p>
          </table:table-cell>
          <table:table-cell office:value-type="float" office:value="164.14" calcext:value-type="float">
            <text:p>164,14</text:p>
          </table:table-cell>
          <table:table-cell office:value-type="float" office:value="95.94" calcext:value-type="float">
            <text:p>95,94</text:p>
          </table:table-cell>
          <table:table-cell office:value-type="float" office:value="77.24" calcext:value-type="float">
            <text:p>77,24</text:p>
          </table:table-cell>
          <table:table-cell office:value-type="float" office:value="117.26" calcext:value-type="float">
            <text:p>117,26</text:p>
          </table:table-cell>
          <table:table-cell table:number-columns-repeated="2"/>
        </table:table-row>
        <table:table-row table:style-name="ro1">
          <table:table-cell office:value-type="float" office:value="467.2" calcext:value-type="float">
            <text:p>467,2</text:p>
          </table:table-cell>
          <table:table-cell office:value-type="float" office:value="405.62" calcext:value-type="float">
            <text:p>405,62</text:p>
          </table:table-cell>
          <table:table-cell office:value-type="float" office:value="442.98" calcext:value-type="float">
            <text:p>442,98</text:p>
          </table:table-cell>
          <table:table-cell office:value-type="float" office:value="354.26" calcext:value-type="float">
            <text:p>354,26</text:p>
          </table:table-cell>
          <table:table-cell office:value-type="float" office:value="382.98" calcext:value-type="float">
            <text:p>382,98</text:p>
          </table:table-cell>
          <table:table-cell office:value-type="float" office:value="327.68" calcext:value-type="float">
            <text:p>327,68</text:p>
          </table:table-cell>
          <table:table-cell office:value-type="float" office:value="136.98" calcext:value-type="float">
            <text:p>136,98</text:p>
          </table:table-cell>
          <table:table-cell office:value-type="float" office:value="182.26" calcext:value-type="float">
            <text:p>182,26</text:p>
          </table:table-cell>
          <table:table-cell office:value-type="float" office:value="93.24" calcext:value-type="float">
            <text:p>93,24</text:p>
          </table:table-cell>
          <table:table-cell office:value-type="float" office:value="100.78" calcext:value-type="float">
            <text:p>100,78</text:p>
          </table:table-cell>
          <table:table-cell office:value-type="float" office:value="110.3" calcext:value-type="float">
            <text:p>110,3</text:p>
          </table:table-cell>
          <table:table-cell table:number-columns-repeated="2"/>
        </table:table-row>
        <table:table-row table:style-name="ro1">
          <table:table-cell office:value-type="float" office:value="408.32" calcext:value-type="float">
            <text:p>408,32</text:p>
          </table:table-cell>
          <table:table-cell office:value-type="float" office:value="366.64" calcext:value-type="float">
            <text:p>366,64</text:p>
          </table:table-cell>
          <table:table-cell office:value-type="float" office:value="422.78" calcext:value-type="float">
            <text:p>422,78</text:p>
          </table:table-cell>
          <table:table-cell office:value-type="float" office:value="364.28" calcext:value-type="float">
            <text:p>364,28</text:p>
          </table:table-cell>
          <table:table-cell office:value-type="float" office:value="435.74" calcext:value-type="float">
            <text:p>435,74</text:p>
          </table:table-cell>
          <table:table-cell office:value-type="float" office:value="375.16" calcext:value-type="float">
            <text:p>375,16</text:p>
          </table:table-cell>
          <table:table-cell office:value-type="float" office:value="123.96" calcext:value-type="float">
            <text:p>123,96</text:p>
          </table:table-cell>
          <table:table-cell office:value-type="float" office:value="154.38" calcext:value-type="float">
            <text:p>154,38</text:p>
          </table:table-cell>
          <table:table-cell office:value-type="float" office:value="132.18" calcext:value-type="float">
            <text:p>132,18</text:p>
          </table:table-cell>
          <table:table-cell office:value-type="float" office:value="116.42" calcext:value-type="float">
            <text:p>116,42</text:p>
          </table:table-cell>
          <table:table-cell office:value-type="float" office:value="75.68" calcext:value-type="float">
            <text:p>75,68</text:p>
          </table:table-cell>
          <table:table-cell table:number-columns-repeated="2"/>
        </table:table-row>
        <table:table-row table:style-name="ro1">
          <table:table-cell office:value-type="float" office:value="425.7" calcext:value-type="float">
            <text:p>425,7</text:p>
          </table:table-cell>
          <table:table-cell office:value-type="float" office:value="365.86" calcext:value-type="float">
            <text:p>365,86</text:p>
          </table:table-cell>
          <table:table-cell office:value-type="float" office:value="433.42" calcext:value-type="float">
            <text:p>433,42</text:p>
          </table:table-cell>
          <table:table-cell office:value-type="float" office:value="375.14" calcext:value-type="float">
            <text:p>375,14</text:p>
          </table:table-cell>
          <table:table-cell office:value-type="float" office:value="453.38" calcext:value-type="float">
            <text:p>453,38</text:p>
          </table:table-cell>
          <table:table-cell office:value-type="float" office:value="400.34" calcext:value-type="float">
            <text:p>400,34</text:p>
          </table:table-cell>
          <table:table-cell office:value-type="float" office:value="449.56" calcext:value-type="float">
            <text:p>449,56</text:p>
          </table:table-cell>
          <table:table-cell office:value-type="float" office:value="367.58" calcext:value-type="float">
            <text:p>367,58</text:p>
          </table:table-cell>
          <table:table-cell office:value-type="float" office:value="137.6" calcext:value-type="float">
            <text:p>137,6</text:p>
          </table:table-cell>
          <table:table-cell office:value-type="float" office:value="114.76" calcext:value-type="float">
            <text:p>114,76</text:p>
          </table:table-cell>
          <table:table-cell office:value-type="float" office:value="135.56" calcext:value-type="float">
            <text:p>135,5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52.76" calcext:value-type="float">
            <text:p>452,76</text:p>
          </table:table-cell>
          <table:table-cell office:value-type="float" office:value="470.04" calcext:value-type="float">
            <text:p>470,04</text:p>
          </table:table-cell>
          <table:table-cell office:value-type="float" office:value="432" calcext:value-type="float">
            <text:p>432</text:p>
          </table:table-cell>
          <table:table-cell office:value-type="float" office:value="426.56" calcext:value-type="float">
            <text:p>426,56</text:p>
          </table:table-cell>
          <table:table-cell office:value-type="float" office:value="434.94" calcext:value-type="float">
            <text:p>434,94</text:p>
          </table:table-cell>
          <table:table-cell office:value-type="float" office:value="457.88" calcext:value-type="float">
            <text:p>457,88</text:p>
          </table:table-cell>
          <table:table-cell office:value-type="float" office:value="443.14" calcext:value-type="float">
            <text:p>443,14</text:p>
          </table:table-cell>
          <table:table-cell office:value-type="float" office:value="140.52" calcext:value-type="float">
            <text:p>140,52</text:p>
          </table:table-cell>
          <table:table-cell office:value-type="float" office:value="94.98" calcext:value-type="float">
            <text:p>94,98</text:p>
          </table:table-cell>
          <table:table-cell office:value-type="float" office:value="122.1" calcext:value-type="float">
            <text:p>122,1</text:p>
          </table:table-cell>
          <table:table-cell table:number-columns-repeated="2"/>
        </table:table-row>
        <table:table-row table:style-name="ro1">
          <table:table-cell office:value-type="float" office:value="418.42" calcext:value-type="float">
            <text:p>418,42</text:p>
          </table:table-cell>
          <table:table-cell office:value-type="float" office:value="453.84" calcext:value-type="float">
            <text:p>453,84</text:p>
          </table:table-cell>
          <table:table-cell office:value-type="float" office:value="456.36" calcext:value-type="float">
            <text:p>456,36</text:p>
          </table:table-cell>
          <table:table-cell office:value-type="float" office:value="380.6" calcext:value-type="float">
            <text:p>380,6</text:p>
          </table:table-cell>
          <table:table-cell office:value-type="float" office:value="476.6" calcext:value-type="float">
            <text:p>476,6</text:p>
          </table:table-cell>
          <table:table-cell office:value-type="float" office:value="452.16" calcext:value-type="float">
            <text:p>452,16</text:p>
          </table:table-cell>
          <table:table-cell office:value-type="float" office:value="459.86" calcext:value-type="float">
            <text:p>459,86</text:p>
          </table:table-cell>
          <table:table-cell office:value-type="float" office:value="454.84" calcext:value-type="float">
            <text:p>454,84</text:p>
          </table:table-cell>
          <table:table-cell office:value-type="float" office:value="142.48" calcext:value-type="float">
            <text:p>142,48</text:p>
          </table:table-cell>
          <table:table-cell office:value-type="float" office:value="106.02" calcext:value-type="float">
            <text:p>106,02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5.22" calcext:value-type="float">
            <text:p>435,22</text:p>
          </table:table-cell>
          <table:table-cell office:value-type="float" office:value="439.24" calcext:value-type="float">
            <text:p>439,24</text:p>
          </table:table-cell>
          <table:table-cell office:value-type="float" office:value="405.94" calcext:value-type="float">
            <text:p>405,94</text:p>
          </table:table-cell>
          <table:table-cell office:value-type="float" office:value="467.7" calcext:value-type="float">
            <text:p>467,7</text:p>
          </table:table-cell>
          <table:table-cell office:value-type="float" office:value="455.74" calcext:value-type="float">
            <text:p>455,74</text:p>
          </table:table-cell>
          <table:table-cell office:value-type="float" office:value="482.18" calcext:value-type="float">
            <text:p>482,18</text:p>
          </table:table-cell>
          <table:table-cell office:value-type="float" office:value="443.18" calcext:value-type="float">
            <text:p>443,18</text:p>
          </table:table-cell>
          <table:table-cell office:value-type="float" office:value="164.84" calcext:value-type="float">
            <text:p>164,84</text:p>
          </table:table-cell>
          <table:table-cell office:value-type="float" office:value="123" calcext:value-type="float">
            <text:p>123</text:p>
          </table:table-cell>
          <table:table-cell office:value-type="float" office:value="102.92" calcext:value-type="float">
            <text:p>102,92</text:p>
          </table:table-cell>
          <table:table-cell table:number-columns-repeated="2"/>
        </table:table-row>
        <table:table-row table:style-name="ro1">
          <table:table-cell office:value-type="float" office:value="425.06" calcext:value-type="float">
            <text:p>425,06</text:p>
          </table:table-cell>
          <table:table-cell office:value-type="float" office:value="432.64" calcext:value-type="float">
            <text:p>432,64</text:p>
          </table:table-cell>
          <table:table-cell office:value-type="float" office:value="426.82" calcext:value-type="float">
            <text:p>426,82</text:p>
          </table:table-cell>
          <table:table-cell office:value-type="float" office:value="467.7" calcext:value-type="float">
            <text:p>467,7</text:p>
          </table:table-cell>
          <table:table-cell office:value-type="float" office:value="408.62" calcext:value-type="float">
            <text:p>408,62</text:p>
          </table:table-cell>
          <table:table-cell office:value-type="float" office:value="506.56" calcext:value-type="float">
            <text:p>506,56</text:p>
          </table:table-cell>
          <table:table-cell office:value-type="float" office:value="461.9" calcext:value-type="float">
            <text:p>461,9</text:p>
          </table:table-cell>
          <table:table-cell office:value-type="float" office:value="424.02" calcext:value-type="float">
            <text:p>424,02</text:p>
          </table:table-cell>
          <table:table-cell office:value-type="float" office:value="139.5" calcext:value-type="float">
            <text:p>139,5</text:p>
          </table:table-cell>
          <table:table-cell office:value-type="float" office:value="122.26" calcext:value-type="float">
            <text:p>122,26</text:p>
          </table:table-cell>
          <table:table-cell office:value-type="float" office:value="123.32" calcext:value-type="float">
            <text:p>123,32</text:p>
          </table:table-cell>
          <table:table-cell table:number-columns-repeated="2"/>
        </table:table-row>
        <table:table-row table:style-name="ro1">
          <table:table-cell office:value-type="float" office:value="452.5" calcext:value-type="float">
            <text:p>452,5</text:p>
          </table:table-cell>
          <table:table-cell office:value-type="float" office:value="450.58" calcext:value-type="float">
            <text:p>450,58</text:p>
          </table:table-cell>
          <table:table-cell office:value-type="float" office:value="481.32" calcext:value-type="float">
            <text:p>481,32</text:p>
          </table:table-cell>
          <table:table-cell office:value-type="float" office:value="433.66" calcext:value-type="float">
            <text:p>433,66</text:p>
          </table:table-cell>
          <table:table-cell office:value-type="float" office:value="464.78" calcext:value-type="float">
            <text:p>464,78</text:p>
          </table:table-cell>
          <table:table-cell office:value-type="float" office:value="474.98" calcext:value-type="float">
            <text:p>474,98</text:p>
          </table:table-cell>
          <table:table-cell office:value-type="float" office:value="467.3" calcext:value-type="float">
            <text:p>467,3</text:p>
          </table:table-cell>
          <table:table-cell office:value-type="float" office:value="441.42" calcext:value-type="float">
            <text:p>441,42</text:p>
          </table:table-cell>
          <table:table-cell office:value-type="float" office:value="167.62" calcext:value-type="float">
            <text:p>167,62</text:p>
          </table:table-cell>
          <table:table-cell office:value-type="float" office:value="122.38" calcext:value-type="float">
            <text:p>122,38</text:p>
          </table:table-cell>
          <table:table-cell office:value-type="float" office:value="121.84" calcext:value-type="float">
            <text:p>121,84</text:p>
          </table:table-cell>
          <table:table-cell table:number-columns-repeated="2"/>
        </table:table-row>
        <table:table-row table:style-name="ro1">
          <table:table-cell office:value-type="float" office:value="405.4" calcext:value-type="float">
            <text:p>405,4</text:p>
          </table:table-cell>
          <table:table-cell office:value-type="float" office:value="455.2" calcext:value-type="float">
            <text:p>455,2</text:p>
          </table:table-cell>
          <table:table-cell office:value-type="float" office:value="464.46" calcext:value-type="float">
            <text:p>464,46</text:p>
          </table:table-cell>
          <table:table-cell office:value-type="float" office:value="471.34" calcext:value-type="float">
            <text:p>471,34</text:p>
          </table:table-cell>
          <table:table-cell office:value-type="float" office:value="458.2" calcext:value-type="float">
            <text:p>458,2</text:p>
          </table:table-cell>
          <table:table-cell office:value-type="float" office:value="488" calcext:value-type="float">
            <text:p>488</text:p>
          </table:table-cell>
          <table:table-cell office:value-type="float" office:value="446.36" calcext:value-type="float">
            <text:p>446,36</text:p>
          </table:table-cell>
          <table:table-cell office:value-type="float" office:value="455.14" calcext:value-type="float">
            <text:p>455,14</text:p>
          </table:table-cell>
          <table:table-cell office:value-type="float" office:value="134.22" calcext:value-type="float">
            <text:p>134,22</text:p>
          </table:table-cell>
          <table:table-cell office:value-type="float" office:value="96.04" calcext:value-type="float">
            <text:p>96,04</text:p>
          </table:table-cell>
          <table:table-cell office:value-type="float" office:value="74.28" calcext:value-type="float">
            <text:p>74,28</text:p>
          </table:table-cell>
          <table:table-cell table:number-columns-repeated="2"/>
        </table:table-row>
        <table:table-row table:style-name="ro1">
          <table:table-cell office:value-type="float" office:value="397.94" calcext:value-type="float">
            <text:p>397,94</text:p>
          </table:table-cell>
          <table:table-cell office:value-type="float" office:value="397.5" calcext:value-type="float">
            <text:p>397,5</text:p>
          </table:table-cell>
          <table:table-cell office:value-type="float" office:value="383.92" calcext:value-type="float">
            <text:p>383,92</text:p>
          </table:table-cell>
          <table:table-cell office:value-type="float" office:value="432.72" calcext:value-type="float">
            <text:p>432,72</text:p>
          </table:table-cell>
          <table:table-cell office:value-type="float" office:value="382.22" calcext:value-type="float">
            <text:p>382,22</text:p>
          </table:table-cell>
          <table:table-cell office:value-type="float" office:value="490.8" calcext:value-type="float">
            <text:p>490,8</text:p>
          </table:table-cell>
          <table:table-cell office:value-type="float" office:value="472.04" calcext:value-type="float">
            <text:p>472,04</text:p>
          </table:table-cell>
          <table:table-cell office:value-type="float" office:value="451.86" calcext:value-type="float">
            <text:p>451,86</text:p>
          </table:table-cell>
          <table:table-cell office:value-type="float" office:value="135.64" calcext:value-type="float">
            <text:p>135,64</text:p>
          </table:table-cell>
          <table:table-cell office:value-type="float" office:value="122" calcext:value-type="float">
            <text:p>122</text:p>
          </table:table-cell>
          <table:table-cell office:value-type="float" office:value="114.6" calcext:value-type="float">
            <text:p>114,6</text:p>
          </table:table-cell>
          <table:table-cell table:number-columns-repeated="2"/>
        </table:table-row>
        <table:table-row table:style-name="ro1">
          <table:table-cell office:value-type="float" office:value="471.46" calcext:value-type="float">
            <text:p>471,46</text:p>
          </table:table-cell>
          <table:table-cell office:value-type="float" office:value="452.16" calcext:value-type="float">
            <text:p>452,16</text:p>
          </table:table-cell>
          <table:table-cell office:value-type="float" office:value="449.68" calcext:value-type="float">
            <text:p>449,68</text:p>
          </table:table-cell>
          <table:table-cell office:value-type="float" office:value="445.42" calcext:value-type="float">
            <text:p>445,42</text:p>
          </table:table-cell>
          <table:table-cell office:value-type="float" office:value="457.9" calcext:value-type="float">
            <text:p>457,9</text:p>
          </table:table-cell>
          <table:table-cell office:value-type="float" office:value="466.16" calcext:value-type="float">
            <text:p>466,16</text:p>
          </table:table-cell>
          <table:table-cell office:value-type="float" office:value="453.64" calcext:value-type="float">
            <text:p>453,64</text:p>
          </table:table-cell>
          <table:table-cell office:value-type="float" office:value="434.9" calcext:value-type="float">
            <text:p>434,9</text:p>
          </table:table-cell>
          <table:table-cell office:value-type="float" office:value="421.32" calcext:value-type="float">
            <text:p>421,32</text:p>
          </table:table-cell>
          <table:table-cell office:value-type="float" office:value="122.58" calcext:value-type="float">
            <text:p>122,58</text:p>
          </table:table-cell>
          <table:table-cell office:value-type="float" office:value="122.96" calcext:value-type="float">
            <text:p>122,9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90.1" calcext:value-type="float">
            <text:p>490,1</text:p>
          </table:table-cell>
          <table:table-cell office:value-type="float" office:value="469.74" calcext:value-type="float">
            <text:p>469,74</text:p>
          </table:table-cell>
          <table:table-cell office:value-type="float" office:value="433.3" calcext:value-type="float">
            <text:p>433,3</text:p>
          </table:table-cell>
          <table:table-cell office:value-type="float" office:value="419.1" calcext:value-type="float">
            <text:p>419,1</text:p>
          </table:table-cell>
          <table:table-cell office:value-type="float" office:value="783.62" calcext:value-type="float">
            <text:p>783,62</text:p>
          </table:table-cell>
          <table:table-cell office:value-type="float" office:value="392.44" calcext:value-type="float">
            <text:p>392,44</text:p>
          </table:table-cell>
          <table:table-cell office:value-type="float" office:value="456.46" calcext:value-type="float">
            <text:p>456,46</text:p>
          </table:table-cell>
          <table:table-cell office:value-type="float" office:value="414.28" calcext:value-type="float">
            <text:p>414,28</text:p>
          </table:table-cell>
          <table:table-cell office:value-type="float" office:value="82.12" calcext:value-type="float">
            <text:p>82,12</text:p>
          </table:table-cell>
          <table:table-cell office:value-type="float" office:value="96.38" calcext:value-type="float">
            <text:p>96,38</text:p>
          </table:table-cell>
          <table:table-cell table:number-columns-repeated="2"/>
        </table:table-row>
        <table:table-row table:style-name="ro1">
          <table:table-cell office:value-type="float" office:value="460.98" calcext:value-type="float">
            <text:p>460,98</text:p>
          </table:table-cell>
          <table:table-cell office:value-type="float" office:value="414.18" calcext:value-type="float">
            <text:p>414,18</text:p>
          </table:table-cell>
          <table:table-cell office:value-type="float" office:value="390.06" calcext:value-type="float">
            <text:p>390,06</text:p>
          </table:table-cell>
          <table:table-cell office:value-type="float" office:value="458.9" calcext:value-type="float">
            <text:p>458,9</text:p>
          </table:table-cell>
          <table:table-cell office:value-type="float" office:value="433.16" calcext:value-type="float">
            <text:p>433,16</text:p>
          </table:table-cell>
          <table:table-cell office:value-type="float" office:value="457.18" calcext:value-type="float">
            <text:p>457,18</text:p>
          </table:table-cell>
          <table:table-cell office:value-type="float" office:value="415.92" calcext:value-type="float">
            <text:p>415,92</text:p>
          </table:table-cell>
          <table:table-cell office:value-type="float" office:value="442.84" calcext:value-type="float">
            <text:p>442,84</text:p>
          </table:table-cell>
          <table:table-cell office:value-type="float" office:value="400.84" calcext:value-type="float">
            <text:p>400,84</text:p>
          </table:table-cell>
          <table:table-cell office:value-type="float" office:value="91.84" calcext:value-type="float">
            <text:p>91,84</text:p>
          </table:table-cell>
          <table:table-cell office:value-type="float" office:value="101.66" calcext:value-type="float">
            <text:p>101,66</text:p>
          </table:table-cell>
          <table:table-cell table:number-columns-repeated="2"/>
        </table:table-row>
        <table:table-row table:style-name="ro1">
          <table:table-cell office:value-type="float" office:value="427.7" calcext:value-type="float">
            <text:p>427,7</text:p>
          </table:table-cell>
          <table:table-cell office:value-type="float" office:value="431.94" calcext:value-type="float">
            <text:p>431,94</text:p>
          </table:table-cell>
          <table:table-cell office:value-type="float" office:value="420.42" calcext:value-type="float">
            <text:p>420,42</text:p>
          </table:table-cell>
          <table:table-cell office:value-type="float" office:value="429.88" calcext:value-type="float">
            <text:p>429,88</text:p>
          </table:table-cell>
          <table:table-cell office:value-type="float" office:value="452.22" calcext:value-type="float">
            <text:p>452,22</text:p>
          </table:table-cell>
          <table:table-cell office:value-type="float" office:value="415.46" calcext:value-type="float">
            <text:p>415,46</text:p>
          </table:table-cell>
          <table:table-cell office:value-type="float" office:value="462.7" calcext:value-type="float">
            <text:p>462,7</text:p>
          </table:table-cell>
          <table:table-cell office:value-type="float" office:value="459.64" calcext:value-type="float">
            <text:p>459,64</text:p>
          </table:table-cell>
          <table:table-cell office:value-type="float" office:value="485.72" calcext:value-type="float">
            <text:p>485,72</text:p>
          </table:table-cell>
          <table:table-cell office:value-type="float" office:value="102.9" calcext:value-type="float">
            <text:p>102,9</text:p>
          </table:table-cell>
          <table:table-cell office:value-type="float" office:value="113.48" calcext:value-type="float">
            <text:p>113,48</text:p>
          </table:table-cell>
          <table:table-cell table:number-columns-repeated="2"/>
        </table:table-row>
        <table:table-row table:style-name="ro1">
          <table:table-cell office:value-type="float" office:value="455.38" calcext:value-type="float">
            <text:p>455,38</text:p>
          </table:table-cell>
          <table:table-cell office:value-type="float" office:value="422.68" calcext:value-type="float">
            <text:p>422,68</text:p>
          </table:table-cell>
          <table:table-cell office:value-type="float" office:value="452.6" calcext:value-type="float">
            <text:p>452,6</text:p>
          </table:table-cell>
          <table:table-cell office:value-type="float" office:value="480.86" calcext:value-type="float">
            <text:p>480,86</text:p>
          </table:table-cell>
          <table:table-cell office:value-type="float" office:value="462.64" calcext:value-type="float">
            <text:p>462,64</text:p>
          </table:table-cell>
          <table:table-cell office:value-type="float" office:value="440.22" calcext:value-type="float">
            <text:p>440,22</text:p>
          </table:table-cell>
          <table:table-cell office:value-type="float" office:value="475.76" calcext:value-type="float">
            <text:p>475,76</text:p>
          </table:table-cell>
          <table:table-cell office:value-type="float" office:value="470.74" calcext:value-type="float">
            <text:p>470,74</text:p>
          </table:table-cell>
          <table:table-cell office:value-type="float" office:value="471.64" calcext:value-type="float">
            <text:p>471,64</text:p>
          </table:table-cell>
          <table:table-cell office:value-type="float" office:value="123.26" calcext:value-type="float">
            <text:p>123,26</text:p>
          </table:table-cell>
          <table:table-cell office:value-type="float" office:value="122.76" calcext:value-type="float">
            <text:p>122,76</text:p>
          </table:table-cell>
          <table:table-cell table:number-columns-repeated="2"/>
        </table:table-row>
        <table:table-row table:style-name="ro1">
          <table:table-cell office:value-type="float" office:value="414.9" calcext:value-type="float">
            <text:p>414,9</text:p>
          </table:table-cell>
          <table:table-cell office:value-type="float" office:value="455.2" calcext:value-type="float">
            <text:p>455,2</text:p>
          </table:table-cell>
          <table:table-cell office:value-type="float" office:value="461.84" calcext:value-type="float">
            <text:p>461,84</text:p>
          </table:table-cell>
          <table:table-cell office:value-type="float" office:value="462.92" calcext:value-type="float">
            <text:p>462,92</text:p>
          </table:table-cell>
          <table:table-cell office:value-type="float" office:value="483.34" calcext:value-type="float">
            <text:p>483,34</text:p>
          </table:table-cell>
          <table:table-cell office:value-type="float" office:value="393.66" calcext:value-type="float">
            <text:p>393,66</text:p>
          </table:table-cell>
          <table:table-cell office:value-type="float" office:value="452.82" calcext:value-type="float">
            <text:p>452,82</text:p>
          </table:table-cell>
          <table:table-cell office:value-type="float" office:value="436.12" calcext:value-type="float">
            <text:p>436,12</text:p>
          </table:table-cell>
          <table:table-cell office:value-type="float" office:value="470.04" calcext:value-type="float">
            <text:p>470,04</text:p>
          </table:table-cell>
          <table:table-cell office:value-type="float" office:value="144.72" calcext:value-type="float">
            <text:p>144,72</text:p>
          </table:table-cell>
          <table:table-cell office:value-type="float" office:value="122.16" calcext:value-type="float">
            <text:p>122,16</text:p>
          </table:table-cell>
          <table:table-cell table:number-columns-repeated="2"/>
        </table:table-row>
        <table:table-row table:style-name="ro1">
          <table:table-cell office:value-type="float" office:value="431.94" calcext:value-type="float">
            <text:p>431,94</text:p>
          </table:table-cell>
          <table:table-cell office:value-type="float" office:value="455.74" calcext:value-type="float">
            <text:p>455,74</text:p>
          </table:table-cell>
          <table:table-cell office:value-type="float" office:value="455" calcext:value-type="float">
            <text:p>455</text:p>
          </table:table-cell>
          <table:table-cell office:value-type="float" office:value="434.06" calcext:value-type="float">
            <text:p>434,06</text:p>
          </table:table-cell>
          <table:table-cell office:value-type="float" office:value="480.68" calcext:value-type="float">
            <text:p>480,68</text:p>
          </table:table-cell>
          <table:table-cell office:value-type="float" office:value="425.08" calcext:value-type="float">
            <text:p>425,08</text:p>
          </table:table-cell>
          <table:table-cell office:value-type="float" office:value="447.52" calcext:value-type="float">
            <text:p>447,52</text:p>
          </table:table-cell>
          <table:table-cell office:value-type="float" office:value="449.9" calcext:value-type="float">
            <text:p>449,9</text:p>
          </table:table-cell>
          <table:table-cell office:value-type="float" office:value="404.76" calcext:value-type="float">
            <text:p>404,76</text:p>
          </table:table-cell>
          <table:table-cell office:value-type="float" office:value="115.08" calcext:value-type="float">
            <text:p>115,08</text:p>
          </table:table-cell>
          <table:table-cell office:value-type="float" office:value="122.98" calcext:value-type="float">
            <text:p>122,98</text:p>
          </table:table-cell>
          <table:table-cell table:number-columns-repeated="2"/>
        </table:table-row>
        <table:table-row table:style-name="ro1">
          <table:table-cell office:value-type="float" office:value="438.32" calcext:value-type="float">
            <text:p>438,32</text:p>
          </table:table-cell>
          <table:table-cell office:value-type="float" office:value="438.46" calcext:value-type="float">
            <text:p>438,46</text:p>
          </table:table-cell>
          <table:table-cell office:value-type="float" office:value="411.94" calcext:value-type="float">
            <text:p>411,94</text:p>
          </table:table-cell>
          <table:table-cell office:value-type="float" office:value="414.42" calcext:value-type="float">
            <text:p>414,42</text:p>
          </table:table-cell>
          <table:table-cell office:value-type="float" office:value="435.8" calcext:value-type="float">
            <text:p>435,8</text:p>
          </table:table-cell>
          <table:table-cell office:value-type="float" office:value="409.06" calcext:value-type="float">
            <text:p>409,06</text:p>
          </table:table-cell>
          <table:table-cell office:value-type="float" office:value="427.52" calcext:value-type="float">
            <text:p>427,52</text:p>
          </table:table-cell>
          <table:table-cell office:value-type="float" office:value="380.68" calcext:value-type="float">
            <text:p>380,68</text:p>
          </table:table-cell>
          <table:table-cell office:value-type="float" office:value="332.42" calcext:value-type="float">
            <text:p>332,42</text:p>
          </table:table-cell>
          <table:table-cell office:value-type="float" office:value="105.92" calcext:value-type="float">
            <text:p>105,92</text:p>
          </table:table-cell>
          <table:table-cell office:value-type="float" office:value="120.36" calcext:value-type="float">
            <text:p>120,36</text:p>
          </table:table-cell>
          <table:table-cell table:number-columns-repeated="2"/>
        </table:table-row>
        <table:table-row table:style-name="ro1">
          <table:table-cell office:value-type="float" office:value="384.72" calcext:value-type="float">
            <text:p>384,72</text:p>
          </table:table-cell>
          <table:table-cell office:value-type="float" office:value="482.92" calcext:value-type="float">
            <text:p>482,92</text:p>
          </table:table-cell>
          <table:table-cell office:value-type="float" office:value="454.3" calcext:value-type="float">
            <text:p>454,3</text:p>
          </table:table-cell>
          <table:table-cell office:value-type="float" office:value="481.62" calcext:value-type="float">
            <text:p>481,62</text:p>
          </table:table-cell>
          <table:table-cell office:value-type="float" office:value="489.46" calcext:value-type="float">
            <text:p>489,46</text:p>
          </table:table-cell>
          <table:table-cell office:value-type="float" office:value="476.8" calcext:value-type="float">
            <text:p>476,8</text:p>
          </table:table-cell>
          <table:table-cell office:value-type="float" office:value="437.4" calcext:value-type="float">
            <text:p>437,4</text:p>
          </table:table-cell>
          <table:table-cell office:value-type="float" office:value="425.12" calcext:value-type="float">
            <text:p>425,12</text:p>
          </table:table-cell>
          <table:table-cell office:value-type="float" office:value="461.56" calcext:value-type="float">
            <text:p>461,56</text:p>
          </table:table-cell>
          <table:table-cell office:value-type="float" office:value="102.24" calcext:value-type="float">
            <text:p>102,24</text:p>
          </table:table-cell>
          <table:table-cell office:value-type="float" office:value="78.42" calcext:value-type="float">
            <text:p>78,42</text:p>
          </table:table-cell>
          <table:table-cell table:number-columns-repeated="2"/>
        </table:table-row>
        <table:table-row table:style-name="ro1">
          <table:table-cell office:value-type="float" office:value="400.72" calcext:value-type="float">
            <text:p>400,72</text:p>
          </table:table-cell>
          <table:table-cell office:value-type="float" office:value="331.88" calcext:value-type="float">
            <text:p>331,88</text:p>
          </table:table-cell>
          <table:table-cell office:value-type="float" office:value="410.52" calcext:value-type="float">
            <text:p>410,52</text:p>
          </table:table-cell>
          <table:table-cell office:value-type="float" office:value="380.38" calcext:value-type="float">
            <text:p>380,38</text:p>
          </table:table-cell>
          <table:table-cell office:value-type="float" office:value="377.96" calcext:value-type="float">
            <text:p>377,96</text:p>
          </table:table-cell>
          <table:table-cell office:value-type="float" office:value="421.68" calcext:value-type="float">
            <text:p>421,68</text:p>
          </table:table-cell>
          <table:table-cell office:value-type="float" office:value="383.2" calcext:value-type="float">
            <text:p>383,2</text:p>
          </table:table-cell>
          <table:table-cell office:value-type="float" office:value="437.68" calcext:value-type="float">
            <text:p>437,68</text:p>
          </table:table-cell>
          <table:table-cell office:value-type="float" office:value="398.26" calcext:value-type="float">
            <text:p>398,26</text:p>
          </table:table-cell>
          <table:table-cell office:value-type="float" office:value="106.66" calcext:value-type="float">
            <text:p>106,66</text:p>
          </table:table-cell>
          <table:table-cell office:value-type="float" office:value="101.64" calcext:value-type="float">
            <text:p>101,64</text:p>
          </table:table-cell>
          <table:table-cell table:number-columns-repeated="2"/>
        </table:table-row>
        <table:table-row table:style-name="ro1">
          <table:table-cell office:value-type="float" office:value="450.74" calcext:value-type="float">
            <text:p>450,74</text:p>
          </table:table-cell>
          <table:table-cell office:value-type="float" office:value="437.5" calcext:value-type="float">
            <text:p>437,5</text:p>
          </table:table-cell>
          <table:table-cell office:value-type="float" office:value="458.04" calcext:value-type="float">
            <text:p>458,04</text:p>
          </table:table-cell>
          <table:table-cell office:value-type="float" office:value="292.76" calcext:value-type="float">
            <text:p>292,76</text:p>
          </table:table-cell>
          <table:table-cell office:value-type="float" office:value="318.02" calcext:value-type="float">
            <text:p>318,02</text:p>
          </table:table-cell>
          <table:table-cell office:value-type="float" office:value="337.84" calcext:value-type="float">
            <text:p>337,84</text:p>
          </table:table-cell>
          <table:table-cell office:value-type="float" office:value="450.66" calcext:value-type="float">
            <text:p>450,66</text:p>
          </table:table-cell>
          <table:table-cell office:value-type="float" office:value="434.54" calcext:value-type="float">
            <text:p>434,54</text:p>
          </table:table-cell>
          <table:table-cell office:value-type="float" office:value="417.14" calcext:value-type="float">
            <text:p>417,14</text:p>
          </table:table-cell>
          <table:table-cell office:value-type="float" office:value="120.18" calcext:value-type="float">
            <text:p>120,18</text:p>
          </table:table-cell>
          <table:table-cell office:value-type="float" office:value="55.82" calcext:value-type="float">
            <text:p>55,82</text:p>
          </table:table-cell>
          <table:table-cell table:number-columns-repeated="2"/>
        </table:table-row>
        <table:table-row table:style-name="ro1">
          <table:table-cell office:value-type="float" office:value="330.58" calcext:value-type="float">
            <text:p>330,58</text:p>
          </table:table-cell>
          <table:table-cell office:value-type="float" office:value="330.56" calcext:value-type="float">
            <text:p>330,56</text:p>
          </table:table-cell>
          <table:table-cell office:value-type="float" office:value="279.68" calcext:value-type="float">
            <text:p>279,68</text:p>
          </table:table-cell>
          <table:table-cell office:value-type="float" office:value="405.6" calcext:value-type="float">
            <text:p>405,6</text:p>
          </table:table-cell>
          <table:table-cell office:value-type="float" office:value="343.54" calcext:value-type="float">
            <text:p>343,54</text:p>
          </table:table-cell>
          <table:table-cell office:value-type="float" office:value="342.86" calcext:value-type="float">
            <text:p>342,86</text:p>
          </table:table-cell>
          <table:table-cell office:value-type="float" office:value="400.98" calcext:value-type="float">
            <text:p>400,98</text:p>
          </table:table-cell>
          <table:table-cell office:value-type="float" office:value="416.54" calcext:value-type="float">
            <text:p>416,54</text:p>
          </table:table-cell>
          <table:table-cell office:value-type="float" office:value="449.12" calcext:value-type="float">
            <text:p>449,12</text:p>
          </table:table-cell>
          <table:table-cell office:value-type="float" office:value="140.9" calcext:value-type="float">
            <text:p>140,9</text:p>
          </table:table-cell>
          <table:table-cell office:value-type="float" office:value="120.32" calcext:value-type="float">
            <text:p>120,32</text:p>
          </table:table-cell>
          <table:table-cell table:number-columns-repeated="2"/>
        </table:table-row>
        <table:table-row table:style-name="ro1">
          <table:table-cell office:value-type="float" office:value="452.02" calcext:value-type="float">
            <text:p>452,02</text:p>
          </table:table-cell>
          <table:table-cell office:value-type="float" office:value="460.56" calcext:value-type="float">
            <text:p>460,56</text:p>
          </table:table-cell>
          <table:table-cell office:value-type="float" office:value="430.16" calcext:value-type="float">
            <text:p>430,16</text:p>
          </table:table-cell>
          <table:table-cell office:value-type="float" office:value="388.46" calcext:value-type="float">
            <text:p>388,46</text:p>
          </table:table-cell>
          <table:table-cell office:value-type="float" office:value="429.3" calcext:value-type="float">
            <text:p>429,3</text:p>
          </table:table-cell>
          <table:table-cell office:value-type="float" office:value="436.54" calcext:value-type="float">
            <text:p>436,54</text:p>
          </table:table-cell>
          <table:table-cell office:value-type="float" office:value="438.56" calcext:value-type="float">
            <text:p>438,56</text:p>
          </table:table-cell>
          <table:table-cell office:value-type="float" office:value="451.38" calcext:value-type="float">
            <text:p>451,38</text:p>
          </table:table-cell>
          <table:table-cell office:value-type="float" office:value="413.4" calcext:value-type="float">
            <text:p>413,4</text:p>
          </table:table-cell>
          <table:table-cell office:value-type="float" office:value="121.84" calcext:value-type="float">
            <text:p>121,84</text:p>
          </table:table-cell>
          <table:table-cell office:value-type="float" office:value="122.12" calcext:value-type="float">
            <text:p>122,12</text:p>
          </table:table-cell>
          <table:table-cell table:number-columns-repeated="2"/>
        </table:table-row>
        <table:table-row table:style-name="ro1">
          <table:table-cell office:value-type="float" office:value="455.58" calcext:value-type="float">
            <text:p>455,58</text:p>
          </table:table-cell>
          <table:table-cell office:value-type="float" office:value="464.18" calcext:value-type="float">
            <text:p>464,18</text:p>
          </table:table-cell>
          <table:table-cell office:value-type="float" office:value="457.18" calcext:value-type="float">
            <text:p>457,18</text:p>
          </table:table-cell>
          <table:table-cell office:value-type="float" office:value="439.72" calcext:value-type="float">
            <text:p>439,72</text:p>
          </table:table-cell>
          <table:table-cell office:value-type="float" office:value="407.66" calcext:value-type="float">
            <text:p>407,66</text:p>
          </table:table-cell>
          <table:table-cell office:value-type="float" office:value="414.5" calcext:value-type="float">
            <text:p>414,5</text:p>
          </table:table-cell>
          <table:table-cell office:value-type="float" office:value="451.86" calcext:value-type="float">
            <text:p>451,86</text:p>
          </table:table-cell>
          <table:table-cell office:value-type="float" office:value="377.4" calcext:value-type="float">
            <text:p>377,4</text:p>
          </table:table-cell>
          <table:table-cell office:value-type="float" office:value="256.5" calcext:value-type="float">
            <text:p>256,5</text:p>
          </table:table-cell>
          <table:table-cell office:value-type="float" office:value="116.32" calcext:value-type="float">
            <text:p>116,32</text:p>
          </table:table-cell>
          <table:table-cell office:value-type="float" office:value="69.28" calcext:value-type="float">
            <text:p>69,28</text:p>
          </table:table-cell>
          <table:table-cell table:number-columns-repeated="2"/>
        </table:table-row>
        <table:table-row table:style-name="ro1">
          <table:table-cell office:value-type="float" office:value="467.1" calcext:value-type="float">
            <text:p>467,1</text:p>
          </table:table-cell>
          <table:table-cell office:value-type="float" office:value="400.1" calcext:value-type="float">
            <text:p>400,1</text:p>
          </table:table-cell>
          <table:table-cell office:value-type="float" office:value="408.38" calcext:value-type="float">
            <text:p>408,38</text:p>
          </table:table-cell>
          <table:table-cell office:value-type="float" office:value="448.76" calcext:value-type="float">
            <text:p>448,76</text:p>
          </table:table-cell>
          <table:table-cell office:value-type="float" office:value="448.6" calcext:value-type="float">
            <text:p>448,6</text:p>
          </table:table-cell>
          <table:table-cell office:value-type="float" office:value="472.06" calcext:value-type="float">
            <text:p>472,06</text:p>
          </table:table-cell>
          <table:table-cell office:value-type="float" office:value="422.92" calcext:value-type="float">
            <text:p>422,92</text:p>
          </table:table-cell>
          <table:table-cell office:value-type="float" office:value="440.8" calcext:value-type="float">
            <text:p>440,8</text:p>
          </table:table-cell>
          <table:table-cell office:value-type="float" office:value="381.06" calcext:value-type="float">
            <text:p>381,06</text:p>
          </table:table-cell>
          <table:table-cell office:value-type="float" office:value="158.3" calcext:value-type="float">
            <text:p>158,3</text:p>
          </table:table-cell>
          <table:table-cell office:value-type="float" office:value="84.92" calcext:value-type="float">
            <text:p>84,92</text:p>
          </table:table-cell>
          <table:table-cell table:number-columns-repeated="2"/>
        </table:table-row>
        <table:table-row table:style-name="ro1">
          <table:table-cell office:value-type="float" office:value="426.62" calcext:value-type="float">
            <text:p>426,62</text:p>
          </table:table-cell>
          <table:table-cell office:value-type="float" office:value="440.6" calcext:value-type="float">
            <text:p>440,6</text:p>
          </table:table-cell>
          <table:table-cell office:value-type="float" office:value="436.1" calcext:value-type="float">
            <text:p>436,1</text:p>
          </table:table-cell>
          <table:table-cell office:value-type="float" office:value="469.88" calcext:value-type="float">
            <text:p>469,88</text:p>
          </table:table-cell>
          <table:table-cell office:value-type="float" office:value="480.24" calcext:value-type="float">
            <text:p>480,24</text:p>
          </table:table-cell>
          <table:table-cell office:value-type="float" office:value="476.84" calcext:value-type="float">
            <text:p>476,84</text:p>
          </table:table-cell>
          <table:table-cell office:value-type="float" office:value="425.14" calcext:value-type="float">
            <text:p>425,14</text:p>
          </table:table-cell>
          <table:table-cell office:value-type="float" office:value="347.54" calcext:value-type="float">
            <text:p>347,54</text:p>
          </table:table-cell>
          <table:table-cell office:value-type="float" office:value="387.52" calcext:value-type="float">
            <text:p>387,52</text:p>
          </table:table-cell>
          <table:table-cell office:value-type="float" office:value="187.56" calcext:value-type="float">
            <text:p>187,56</text:p>
          </table:table-cell>
          <table:table-cell office:value-type="float" office:value="123.54" calcext:value-type="float">
            <text:p>123,54</text:p>
          </table:table-cell>
          <table:table-cell table:number-columns-repeated="2"/>
        </table:table-row>
        <table:table-row table:style-name="ro1">
          <table:table-cell office:value-type="float" office:value="495.52" calcext:value-type="float">
            <text:p>495,52</text:p>
          </table:table-cell>
          <table:table-cell office:value-type="float" office:value="467.32" calcext:value-type="float">
            <text:p>467,32</text:p>
          </table:table-cell>
          <table:table-cell office:value-type="float" office:value="455.3" calcext:value-type="float">
            <text:p>455,3</text:p>
          </table:table-cell>
          <table:table-cell office:value-type="float" office:value="430.42" calcext:value-type="float">
            <text:p>430,42</text:p>
          </table:table-cell>
          <table:table-cell office:value-type="float" office:value="455.44" calcext:value-type="float">
            <text:p>455,44</text:p>
          </table:table-cell>
          <table:table-cell office:value-type="float" office:value="439.9" calcext:value-type="float">
            <text:p>439,9</text:p>
          </table:table-cell>
          <table:table-cell office:value-type="float" office:value="478.86" calcext:value-type="float">
            <text:p>478,86</text:p>
          </table:table-cell>
          <table:table-cell office:value-type="float" office:value="448.28" calcext:value-type="float">
            <text:p>448,28</text:p>
          </table:table-cell>
          <table:table-cell office:value-type="float" office:value="481.68" calcext:value-type="float">
            <text:p>481,68</text:p>
          </table:table-cell>
          <table:table-cell office:value-type="float" office:value="431.34" calcext:value-type="float">
            <text:p>431,34</text:p>
          </table:table-cell>
          <table:table-cell office:value-type="float" office:value="124.32" calcext:value-type="float">
            <text:p>124,32</text:p>
          </table:table-cell>
          <table:table-cell table:number-columns-repeated="2"/>
        </table:table-row>
        <table:table-row table:style-name="ro1">
          <table:table-cell office:value-type="float" office:value="467.2" calcext:value-type="float">
            <text:p>467,2</text:p>
          </table:table-cell>
          <table:table-cell office:value-type="float" office:value="424.32" calcext:value-type="float">
            <text:p>424,32</text:p>
          </table:table-cell>
          <table:table-cell office:value-type="float" office:value="468.1" calcext:value-type="float">
            <text:p>468,1</text:p>
          </table:table-cell>
          <table:table-cell office:value-type="float" office:value="441.12" calcext:value-type="float">
            <text:p>441,12</text:p>
          </table:table-cell>
          <table:table-cell office:value-type="float" office:value="405.12" calcext:value-type="float">
            <text:p>405,12</text:p>
          </table:table-cell>
          <table:table-cell office:value-type="float" office:value="426.1" calcext:value-type="float">
            <text:p>426,1</text:p>
          </table:table-cell>
          <table:table-cell office:value-type="float" office:value="485.58" calcext:value-type="float">
            <text:p>485,58</text:p>
          </table:table-cell>
          <table:table-cell office:value-type="float" office:value="493.7" calcext:value-type="float">
            <text:p>493,7</text:p>
          </table:table-cell>
          <table:table-cell office:value-type="float" office:value="448.1" calcext:value-type="float">
            <text:p>448,1</text:p>
          </table:table-cell>
          <table:table-cell office:value-type="float" office:value="494.82" calcext:value-type="float">
            <text:p>494,82</text:p>
          </table:table-cell>
          <table:table-cell office:value-type="float" office:value="122.78" calcext:value-type="float">
            <text:p>122,78</text:p>
          </table:table-cell>
          <table:table-cell table:number-columns-repeated="2"/>
        </table:table-row>
        <table:table-row table:style-name="ro1">
          <table:table-cell office:value-type="float" office:value="440.98" calcext:value-type="float">
            <text:p>440,98</text:p>
          </table:table-cell>
          <table:table-cell office:value-type="float" office:value="488.54" calcext:value-type="float">
            <text:p>488,54</text:p>
          </table:table-cell>
          <table:table-cell office:value-type="float" office:value="439.76" calcext:value-type="float">
            <text:p>439,76</text:p>
          </table:table-cell>
          <table:table-cell office:value-type="float" office:value="452.04" calcext:value-type="float">
            <text:p>452,04</text:p>
          </table:table-cell>
          <table:table-cell office:value-type="float" office:value="455.44" calcext:value-type="float">
            <text:p>455,44</text:p>
          </table:table-cell>
          <table:table-cell office:value-type="float" office:value="473.26" calcext:value-type="float">
            <text:p>473,26</text:p>
          </table:table-cell>
          <table:table-cell office:value-type="float" office:value="474.08" calcext:value-type="float">
            <text:p>474,08</text:p>
          </table:table-cell>
          <table:table-cell office:value-type="float" office:value="482.72" calcext:value-type="float">
            <text:p>482,72</text:p>
          </table:table-cell>
          <table:table-cell office:value-type="float" office:value="439.32" calcext:value-type="float">
            <text:p>439,32</text:p>
          </table:table-cell>
          <table:table-cell office:value-type="float" office:value="481.4" calcext:value-type="float">
            <text:p>481,4</text:p>
          </table:table-cell>
          <table:table-cell office:value-type="float" office:value="122.56" calcext:value-type="float">
            <text:p>122,56</text:p>
          </table:table-cell>
          <table:table-cell table:number-columns-repeated="2"/>
        </table:table-row>
        <table:table-row table:style-name="ro1">
          <table:table-cell office:value-type="float" office:value="435.4" calcext:value-type="float">
            <text:p>435,4</text:p>
          </table:table-cell>
          <table:table-cell office:value-type="float" office:value="429.94" calcext:value-type="float">
            <text:p>429,94</text:p>
          </table:table-cell>
          <table:table-cell office:value-type="float" office:value="413" calcext:value-type="float">
            <text:p>413</text:p>
          </table:table-cell>
          <table:table-cell office:value-type="float" office:value="413.92" calcext:value-type="float">
            <text:p>413,92</text:p>
          </table:table-cell>
          <table:table-cell office:value-type="float" office:value="424.86" calcext:value-type="float">
            <text:p>424,86</text:p>
          </table:table-cell>
          <table:table-cell office:value-type="float" office:value="375.42" calcext:value-type="float">
            <text:p>375,42</text:p>
          </table:table-cell>
          <table:table-cell office:value-type="float" office:value="467.46" calcext:value-type="float">
            <text:p>467,46</text:p>
          </table:table-cell>
          <table:table-cell office:value-type="float" office:value="422.46" calcext:value-type="float">
            <text:p>422,46</text:p>
          </table:table-cell>
          <table:table-cell office:value-type="float" office:value="481.06" calcext:value-type="float">
            <text:p>481,06</text:p>
          </table:table-cell>
          <table:table-cell office:value-type="float" office:value="444.98" calcext:value-type="float">
            <text:p>444,98</text:p>
          </table:table-cell>
          <table:table-cell office:value-type="float" office:value="121.12" calcext:value-type="float">
            <text:p>121,12</text:p>
          </table:table-cell>
          <table:table-cell table:number-columns-repeated="2"/>
        </table:table-row>
        <table:table-row table:style-name="ro1">
          <table:table-cell office:value-type="float" office:value="474.06" calcext:value-type="float">
            <text:p>474,06</text:p>
          </table:table-cell>
          <table:table-cell office:value-type="float" office:value="465.02" calcext:value-type="float">
            <text:p>465,02</text:p>
          </table:table-cell>
          <table:table-cell office:value-type="float" office:value="475.8" calcext:value-type="float">
            <text:p>475,8</text:p>
          </table:table-cell>
          <table:table-cell office:value-type="float" office:value="479.66" calcext:value-type="float">
            <text:p>479,66</text:p>
          </table:table-cell>
          <table:table-cell office:value-type="float" office:value="409.18" calcext:value-type="float">
            <text:p>409,18</text:p>
          </table:table-cell>
          <table:table-cell office:value-type="float" office:value="336.96" calcext:value-type="float">
            <text:p>336,96</text:p>
          </table:table-cell>
          <table:table-cell office:value-type="float" office:value="291.74" calcext:value-type="float">
            <text:p>291,74</text:p>
          </table:table-cell>
          <table:table-cell office:value-type="float" office:value="258.84" calcext:value-type="float">
            <text:p>258,84</text:p>
          </table:table-cell>
          <table:table-cell office:value-type="float" office:value="289.56" calcext:value-type="float">
            <text:p>289,56</text:p>
          </table:table-cell>
          <table:table-cell office:value-type="float" office:value="248.86" calcext:value-type="float">
            <text:p>248,86</text:p>
          </table:table-cell>
          <table:table-cell office:value-type="float" office:value="105.6" calcext:value-type="float">
            <text:p>105,6</text:p>
          </table:table-cell>
          <table:table-cell table:number-columns-repeated="2"/>
        </table:table-row>
        <table:table-row table:style-name="ro1">
          <table:table-cell office:value-type="float" office:value="465.32" calcext:value-type="float">
            <text:p>465,32</text:p>
          </table:table-cell>
          <table:table-cell office:value-type="float" office:value="478.8" calcext:value-type="float">
            <text:p>478,8</text:p>
          </table:table-cell>
          <table:table-cell office:value-type="float" office:value="440.92" calcext:value-type="float">
            <text:p>440,92</text:p>
          </table:table-cell>
          <table:table-cell office:value-type="float" office:value="449.92" calcext:value-type="float">
            <text:p>449,92</text:p>
          </table:table-cell>
          <table:table-cell office:value-type="float" office:value="411.38" calcext:value-type="float">
            <text:p>411,38</text:p>
          </table:table-cell>
          <table:table-cell office:value-type="float" office:value="447.52" calcext:value-type="float">
            <text:p>447,52</text:p>
          </table:table-cell>
          <table:table-cell office:value-type="float" office:value="471.48" calcext:value-type="float">
            <text:p>471,48</text:p>
          </table:table-cell>
          <table:table-cell office:value-type="float" office:value="442.4" calcext:value-type="float">
            <text:p>442,4</text:p>
          </table:table-cell>
          <table:table-cell office:value-type="float" office:value="450.76" calcext:value-type="float">
            <text:p>450,76</text:p>
          </table:table-cell>
          <table:table-cell office:value-type="float" office:value="438.32" calcext:value-type="float">
            <text:p>438,32</text:p>
          </table:table-cell>
          <table:table-cell office:value-type="float" office:value="113.22" calcext:value-type="float">
            <text:p>113,22</text:p>
          </table:table-cell>
          <table:table-cell table:number-columns-repeated="2"/>
        </table:table-row>
        <table:table-row table:style-name="ro1">
          <table:table-cell office:value-type="float" office:value="432.14" calcext:value-type="float">
            <text:p>432,14</text:p>
          </table:table-cell>
          <table:table-cell office:value-type="float" office:value="451.48" calcext:value-type="float">
            <text:p>451,48</text:p>
          </table:table-cell>
          <table:table-cell office:value-type="float" office:value="468.62" calcext:value-type="float">
            <text:p>468,62</text:p>
          </table:table-cell>
          <table:table-cell office:value-type="float" office:value="457.76" calcext:value-type="float">
            <text:p>457,76</text:p>
          </table:table-cell>
          <table:table-cell office:value-type="float" office:value="466.46" calcext:value-type="float">
            <text:p>466,46</text:p>
          </table:table-cell>
          <table:table-cell office:value-type="float" office:value="461.8" calcext:value-type="float">
            <text:p>461,8</text:p>
          </table:table-cell>
          <table:table-cell office:value-type="float" office:value="456.04" calcext:value-type="float">
            <text:p>456,04</text:p>
          </table:table-cell>
          <table:table-cell office:value-type="float" office:value="445.22" calcext:value-type="float">
            <text:p>445,22</text:p>
          </table:table-cell>
          <table:table-cell office:value-type="float" office:value="485.12" calcext:value-type="float">
            <text:p>485,12</text:p>
          </table:table-cell>
          <table:table-cell office:value-type="float" office:value="469.96" calcext:value-type="float">
            <text:p>469,96</text:p>
          </table:table-cell>
          <table:table-cell office:value-type="float" office:value="124.42" calcext:value-type="float">
            <text:p>124,42</text:p>
          </table:table-cell>
          <table:table-cell table:number-columns-repeated="2"/>
        </table:table-row>
        <table:table-row table:style-name="ro1">
          <table:table-cell office:value-type="float" office:value="446.52" calcext:value-type="float">
            <text:p>446,52</text:p>
          </table:table-cell>
          <table:table-cell office:value-type="float" office:value="439.38" calcext:value-type="float">
            <text:p>439,38</text:p>
          </table:table-cell>
          <table:table-cell office:value-type="float" office:value="477.58" calcext:value-type="float">
            <text:p>477,58</text:p>
          </table:table-cell>
          <table:table-cell office:value-type="float" office:value="430.06" calcext:value-type="float">
            <text:p>430,06</text:p>
          </table:table-cell>
          <table:table-cell office:value-type="float" office:value="446.22" calcext:value-type="float">
            <text:p>446,22</text:p>
          </table:table-cell>
          <table:table-cell office:value-type="float" office:value="477.24" calcext:value-type="float">
            <text:p>477,24</text:p>
          </table:table-cell>
          <table:table-cell office:value-type="float" office:value="457.9" calcext:value-type="float">
            <text:p>457,9</text:p>
          </table:table-cell>
          <table:table-cell office:value-type="float" office:value="465.8" calcext:value-type="float">
            <text:p>465,8</text:p>
          </table:table-cell>
          <table:table-cell office:value-type="float" office:value="452.82" calcext:value-type="float">
            <text:p>452,82</text:p>
          </table:table-cell>
          <table:table-cell office:value-type="float" office:value="426.74" calcext:value-type="float">
            <text:p>426,74</text:p>
          </table:table-cell>
          <table:table-cell office:value-type="float" office:value="123.22" calcext:value-type="float">
            <text:p>123,22</text:p>
          </table:table-cell>
          <table:table-cell table:number-columns-repeated="2"/>
        </table:table-row>
        <table:table-row table:style-name="ro1">
          <table:table-cell office:value-type="float" office:value="475.78" calcext:value-type="float">
            <text:p>475,78</text:p>
          </table:table-cell>
          <table:table-cell office:value-type="float" office:value="458.94" calcext:value-type="float">
            <text:p>458,94</text:p>
          </table:table-cell>
          <table:table-cell office:value-type="float" office:value="443.72" calcext:value-type="float">
            <text:p>443,72</text:p>
          </table:table-cell>
          <table:table-cell office:value-type="float" office:value="466.56" calcext:value-type="float">
            <text:p>466,56</text:p>
          </table:table-cell>
          <table:table-cell office:value-type="float" office:value="456.88" calcext:value-type="float">
            <text:p>456,88</text:p>
          </table:table-cell>
          <table:table-cell office:value-type="float" office:value="480.48" calcext:value-type="float">
            <text:p>480,48</text:p>
          </table:table-cell>
          <table:table-cell office:value-type="float" office:value="450.56" calcext:value-type="float">
            <text:p>450,56</text:p>
          </table:table-cell>
          <table:table-cell office:value-type="float" office:value="470.36" calcext:value-type="float">
            <text:p>470,36</text:p>
          </table:table-cell>
          <table:table-cell office:value-type="float" office:value="463.9" calcext:value-type="float">
            <text:p>463,9</text:p>
          </table:table-cell>
          <table:table-cell office:value-type="float" office:value="449.52" calcext:value-type="float">
            <text:p>449,52</text:p>
          </table:table-cell>
          <table:table-cell office:value-type="float" office:value="117.08" calcext:value-type="float">
            <text:p>117,08</text:p>
          </table:table-cell>
          <table:table-cell table:number-columns-repeated="2"/>
        </table:table-row>
        <table:table-row table:style-name="ro1">
          <table:table-cell office:value-type="float" office:value="419.34" calcext:value-type="float">
            <text:p>419,34</text:p>
          </table:table-cell>
          <table:table-cell office:value-type="float" office:value="456.92" calcext:value-type="float">
            <text:p>456,92</text:p>
          </table:table-cell>
          <table:table-cell office:value-type="float" office:value="467.88" calcext:value-type="float">
            <text:p>467,88</text:p>
          </table:table-cell>
          <table:table-cell office:value-type="float" office:value="445.54" calcext:value-type="float">
            <text:p>445,54</text:p>
          </table:table-cell>
          <table:table-cell office:value-type="float" office:value="452.76" calcext:value-type="float">
            <text:p>452,76</text:p>
          </table:table-cell>
          <table:table-cell office:value-type="float" office:value="442.5" calcext:value-type="float">
            <text:p>442,5</text:p>
          </table:table-cell>
          <table:table-cell office:value-type="float" office:value="471.78" calcext:value-type="float">
            <text:p>471,78</text:p>
          </table:table-cell>
          <table:table-cell office:value-type="float" office:value="436.68" calcext:value-type="float">
            <text:p>436,68</text:p>
          </table:table-cell>
          <table:table-cell office:value-type="float" office:value="470.2" calcext:value-type="float">
            <text:p>470,2</text:p>
          </table:table-cell>
          <table:table-cell office:value-type="float" office:value="465.86" calcext:value-type="float">
            <text:p>465,86</text:p>
          </table:table-cell>
          <table:table-cell office:value-type="float" office:value="129.34" calcext:value-type="float">
            <text:p>129,34</text:p>
          </table:table-cell>
          <table:table-cell table:number-columns-repeated="2"/>
        </table:table-row>
        <table:table-row table:style-name="ro1">
          <table:table-cell office:value-type="float" office:value="434.06" calcext:value-type="float">
            <text:p>434,06</text:p>
          </table:table-cell>
          <table:table-cell office:value-type="float" office:value="476.92" calcext:value-type="float">
            <text:p>476,92</text:p>
          </table:table-cell>
          <table:table-cell office:value-type="float" office:value="439.82" calcext:value-type="float">
            <text:p>439,82</text:p>
          </table:table-cell>
          <table:table-cell office:value-type="float" office:value="437.12" calcext:value-type="float">
            <text:p>437,12</text:p>
          </table:table-cell>
          <table:table-cell office:value-type="float" office:value="447.78" calcext:value-type="float">
            <text:p>447,78</text:p>
          </table:table-cell>
          <table:table-cell office:value-type="float" office:value="469.4" calcext:value-type="float">
            <text:p>469,4</text:p>
          </table:table-cell>
          <table:table-cell office:value-type="float" office:value="459.74" calcext:value-type="float">
            <text:p>459,74</text:p>
          </table:table-cell>
          <table:table-cell office:value-type="float" office:value="426.02" calcext:value-type="float">
            <text:p>426,02</text:p>
          </table:table-cell>
          <table:table-cell office:value-type="float" office:value="398.34" calcext:value-type="float">
            <text:p>398,34</text:p>
          </table:table-cell>
          <table:table-cell office:value-type="float" office:value="438.38" calcext:value-type="float">
            <text:p>438,38</text:p>
          </table:table-cell>
          <table:table-cell office:value-type="float" office:value="122.6" calcext:value-type="float">
            <text:p>122,6</text:p>
          </table:table-cell>
          <table:table-cell table:number-columns-repeated="2"/>
        </table:table-row>
        <table:table-row table:style-name="ro1">
          <table:table-cell office:value-type="float" office:value="473.76" calcext:value-type="float">
            <text:p>473,76</text:p>
          </table:table-cell>
          <table:table-cell office:value-type="float" office:value="483.92" calcext:value-type="float">
            <text:p>483,92</text:p>
          </table:table-cell>
          <table:table-cell office:value-type="float" office:value="440.06" calcext:value-type="float">
            <text:p>440,06</text:p>
          </table:table-cell>
          <table:table-cell office:value-type="float" office:value="486.9" calcext:value-type="float">
            <text:p>486,9</text:p>
          </table:table-cell>
          <table:table-cell office:value-type="float" office:value="455.52" calcext:value-type="float">
            <text:p>455,52</text:p>
          </table:table-cell>
          <table:table-cell office:value-type="float" office:value="484.54" calcext:value-type="float">
            <text:p>484,54</text:p>
          </table:table-cell>
          <table:table-cell office:value-type="float" office:value="442.54" calcext:value-type="float">
            <text:p>442,54</text:p>
          </table:table-cell>
          <table:table-cell office:value-type="float" office:value="478.38" calcext:value-type="float">
            <text:p>478,38</text:p>
          </table:table-cell>
          <table:table-cell office:value-type="float" office:value="457.24" calcext:value-type="float">
            <text:p>457,24</text:p>
          </table:table-cell>
          <table:table-cell office:value-type="float" office:value="471.6" calcext:value-type="float">
            <text:p>471,6</text:p>
          </table:table-cell>
          <table:table-cell office:value-type="float" office:value="121.8" calcext:value-type="float">
            <text:p>121,8</text:p>
          </table:table-cell>
          <table:table-cell table:number-columns-repeated="2"/>
        </table:table-row>
        <table:table-row table:style-name="ro1">
          <table:table-cell office:value-type="float" office:value="450.9" calcext:value-type="float">
            <text:p>450,9</text:p>
          </table:table-cell>
          <table:table-cell office:value-type="float" office:value="440.08" calcext:value-type="float">
            <text:p>440,08</text:p>
          </table:table-cell>
          <table:table-cell office:value-type="float" office:value="453.38" calcext:value-type="float">
            <text:p>453,38</text:p>
          </table:table-cell>
          <table:table-cell office:value-type="float" office:value="473.9" calcext:value-type="float">
            <text:p>473,9</text:p>
          </table:table-cell>
          <table:table-cell office:value-type="float" office:value="479.7" calcext:value-type="float">
            <text:p>479,7</text:p>
          </table:table-cell>
          <table:table-cell office:value-type="float" office:value="500" calcext:value-type="float">
            <text:p>500</text:p>
          </table:table-cell>
          <table:table-cell office:value-type="float" office:value="440.66" calcext:value-type="float">
            <text:p>440,66</text:p>
          </table:table-cell>
          <table:table-cell office:value-type="float" office:value="460.82" calcext:value-type="float">
            <text:p>460,82</text:p>
          </table:table-cell>
          <table:table-cell office:value-type="float" office:value="432.96" calcext:value-type="float">
            <text:p>432,96</text:p>
          </table:table-cell>
          <table:table-cell office:value-type="float" office:value="454" calcext:value-type="float">
            <text:p>454</text:p>
          </table:table-cell>
          <table:table-cell office:value-type="float" office:value="123.62" calcext:value-type="float">
            <text:p>123,62</text:p>
          </table:table-cell>
          <table:table-cell table:number-columns-repeated="2"/>
        </table:table-row>
        <table:table-row table:style-name="ro1">
          <table:table-cell office:value-type="float" office:value="439.44" calcext:value-type="float">
            <text:p>439,44</text:p>
          </table:table-cell>
          <table:table-cell office:value-type="float" office:value="475.7" calcext:value-type="float">
            <text:p>475,7</text:p>
          </table:table-cell>
          <table:table-cell office:value-type="float" office:value="453.06" calcext:value-type="float">
            <text:p>453,06</text:p>
          </table:table-cell>
          <table:table-cell office:value-type="float" office:value="413.2" calcext:value-type="float">
            <text:p>413,2</text:p>
          </table:table-cell>
          <table:table-cell office:value-type="float" office:value="463.5" calcext:value-type="float">
            <text:p>463,5</text:p>
          </table:table-cell>
          <table:table-cell office:value-type="float" office:value="455.38" calcext:value-type="float">
            <text:p>455,38</text:p>
          </table:table-cell>
          <table:table-cell office:value-type="float" office:value="480.12" calcext:value-type="float">
            <text:p>480,12</text:p>
          </table:table-cell>
          <table:table-cell office:value-type="float" office:value="455.6" calcext:value-type="float">
            <text:p>455,6</text:p>
          </table:table-cell>
          <table:table-cell office:value-type="float" office:value="458.58" calcext:value-type="float">
            <text:p>458,58</text:p>
          </table:table-cell>
          <table:table-cell office:value-type="float" office:value="458.04" calcext:value-type="float">
            <text:p>458,04</text:p>
          </table:table-cell>
          <table:table-cell office:value-type="float" office:value="122.46" calcext:value-type="float">
            <text:p>122,46</text:p>
          </table:table-cell>
          <table:table-cell table:number-columns-repeated="2"/>
        </table:table-row>
        <table:table-row table:style-name="ro1">
          <table:table-cell office:value-type="float" office:value="450.88" calcext:value-type="float">
            <text:p>450,88</text:p>
          </table:table-cell>
          <table:table-cell office:value-type="float" office:value="446.16" calcext:value-type="float">
            <text:p>446,16</text:p>
          </table:table-cell>
          <table:table-cell office:value-type="float" office:value="423.52" calcext:value-type="float">
            <text:p>423,52</text:p>
          </table:table-cell>
          <table:table-cell office:value-type="float" office:value="464.86" calcext:value-type="float">
            <text:p>464,86</text:p>
          </table:table-cell>
          <table:table-cell office:value-type="float" office:value="480.92" calcext:value-type="float">
            <text:p>480,92</text:p>
          </table:table-cell>
          <table:table-cell office:value-type="float" office:value="460.98" calcext:value-type="float">
            <text:p>460,98</text:p>
          </table:table-cell>
          <table:table-cell office:value-type="float" office:value="475.6" calcext:value-type="float">
            <text:p>475,6</text:p>
          </table:table-cell>
          <table:table-cell office:value-type="float" office:value="460.4" calcext:value-type="float">
            <text:p>460,4</text:p>
          </table:table-cell>
          <table:table-cell office:value-type="float" office:value="459.84" calcext:value-type="float">
            <text:p>459,84</text:p>
          </table:table-cell>
          <table:table-cell office:value-type="float" office:value="461.16" calcext:value-type="float">
            <text:p>461,16</text:p>
          </table:table-cell>
          <table:table-cell office:value-type="float" office:value="123.1" calcext:value-type="float">
            <text:p>123,1</text:p>
          </table:table-cell>
          <table:table-cell table:number-columns-repeated="2"/>
        </table:table-row>
        <table:table-row table:style-name="ro1">
          <table:table-cell office:value-type="float" office:value="483.34" calcext:value-type="float">
            <text:p>483,34</text:p>
          </table:table-cell>
          <table:table-cell office:value-type="float" office:value="495.5" calcext:value-type="float">
            <text:p>495,5</text:p>
          </table:table-cell>
          <table:table-cell office:value-type="float" office:value="474.54" calcext:value-type="float">
            <text:p>474,54</text:p>
          </table:table-cell>
          <table:table-cell office:value-type="float" office:value="447.56" calcext:value-type="float">
            <text:p>447,56</text:p>
          </table:table-cell>
          <table:table-cell office:value-type="float" office:value="453.1" calcext:value-type="float">
            <text:p>453,1</text:p>
          </table:table-cell>
          <table:table-cell office:value-type="float" office:value="458.04" calcext:value-type="float">
            <text:p>458,04</text:p>
          </table:table-cell>
          <table:table-cell office:value-type="float" office:value="433.66" calcext:value-type="float">
            <text:p>433,66</text:p>
          </table:table-cell>
          <table:table-cell office:value-type="float" office:value="471.1" calcext:value-type="float">
            <text:p>471,1</text:p>
          </table:table-cell>
          <table:table-cell office:value-type="float" office:value="455.22" calcext:value-type="float">
            <text:p>455,22</text:p>
          </table:table-cell>
          <table:table-cell office:value-type="float" office:value="466.72" calcext:value-type="float">
            <text:p>466,72</text:p>
          </table:table-cell>
          <table:table-cell office:value-type="float" office:value="122.48" calcext:value-type="float">
            <text:p>122,48</text:p>
          </table:table-cell>
          <table:table-cell table:number-columns-repeated="2"/>
        </table:table-row>
        <table:table-row table:style-name="ro1">
          <table:table-cell office:value-type="float" office:value="459.8" calcext:value-type="float">
            <text:p>459,8</text:p>
          </table:table-cell>
          <table:table-cell office:value-type="float" office:value="501.18" calcext:value-type="float">
            <text:p>501,18</text:p>
          </table:table-cell>
          <table:table-cell office:value-type="float" office:value="455.92" calcext:value-type="float">
            <text:p>455,92</text:p>
          </table:table-cell>
          <table:table-cell office:value-type="float" office:value="467.56" calcext:value-type="float">
            <text:p>467,56</text:p>
          </table:table-cell>
          <table:table-cell office:value-type="float" office:value="463.48" calcext:value-type="float">
            <text:p>463,48</text:p>
          </table:table-cell>
          <table:table-cell office:value-type="float" office:value="454.8" calcext:value-type="float">
            <text:p>454,8</text:p>
          </table:table-cell>
          <table:table-cell office:value-type="float" office:value="489.04" calcext:value-type="float">
            <text:p>489,04</text:p>
          </table:table-cell>
          <table:table-cell office:value-type="float" office:value="425.72" calcext:value-type="float">
            <text:p>425,72</text:p>
          </table:table-cell>
          <table:table-cell office:value-type="float" office:value="461.4" calcext:value-type="float">
            <text:p>461,4</text:p>
          </table:table-cell>
          <table:table-cell office:value-type="float" office:value="502.3" calcext:value-type="float">
            <text:p>502,3</text:p>
          </table:table-cell>
          <table:table-cell office:value-type="float" office:value="122.24" calcext:value-type="float">
            <text:p>122,24</text:p>
          </table:table-cell>
          <table:table-cell table:number-columns-repeated="2"/>
        </table:table-row>
        <table:table-row table:style-name="ro1">
          <table:table-cell office:value-type="float" office:value="484.7" calcext:value-type="float">
            <text:p>484,7</text:p>
          </table:table-cell>
          <table:table-cell office:value-type="float" office:value="431.48" calcext:value-type="float">
            <text:p>431,48</text:p>
          </table:table-cell>
          <table:table-cell office:value-type="float" office:value="434.5" calcext:value-type="float">
            <text:p>434,5</text:p>
          </table:table-cell>
          <table:table-cell office:value-type="float" office:value="449.98" calcext:value-type="float">
            <text:p>449,98</text:p>
          </table:table-cell>
          <table:table-cell office:value-type="float" office:value="430.42" calcext:value-type="float">
            <text:p>430,42</text:p>
          </table:table-cell>
          <table:table-cell office:value-type="float" office:value="420.88" calcext:value-type="float">
            <text:p>420,88</text:p>
          </table:table-cell>
          <table:table-cell office:value-type="float" office:value="460.12" calcext:value-type="float">
            <text:p>460,12</text:p>
          </table:table-cell>
          <table:table-cell office:value-type="float" office:value="439.58" calcext:value-type="float">
            <text:p>439,58</text:p>
          </table:table-cell>
          <table:table-cell office:value-type="float" office:value="443" calcext:value-type="float">
            <text:p>443</text:p>
          </table:table-cell>
          <table:table-cell office:value-type="float" office:value="491.54" calcext:value-type="float">
            <text:p>491,54</text:p>
          </table:table-cell>
          <table:table-cell office:value-type="float" office:value="122.58" calcext:value-type="float">
            <text:p>122,58</text:p>
          </table:table-cell>
          <table:table-cell table:number-columns-repeated="2"/>
        </table:table-row>
        <table:table-row table:style-name="ro1">
          <table:table-cell office:value-type="float" office:value="461.1" calcext:value-type="float">
            <text:p>461,1</text:p>
          </table:table-cell>
          <table:table-cell office:value-type="float" office:value="461.96" calcext:value-type="float">
            <text:p>461,96</text:p>
          </table:table-cell>
          <table:table-cell office:value-type="float" office:value="418.92" calcext:value-type="float">
            <text:p>418,92</text:p>
          </table:table-cell>
          <table:table-cell office:value-type="float" office:value="435.38" calcext:value-type="float">
            <text:p>435,38</text:p>
          </table:table-cell>
          <table:table-cell office:value-type="float" office:value="456.36" calcext:value-type="float">
            <text:p>456,36</text:p>
          </table:table-cell>
          <table:table-cell office:value-type="float" office:value="496.4" calcext:value-type="float">
            <text:p>496,4</text:p>
          </table:table-cell>
          <table:table-cell office:value-type="float" office:value="434.76" calcext:value-type="float">
            <text:p>434,76</text:p>
          </table:table-cell>
          <table:table-cell office:value-type="float" office:value="457.06" calcext:value-type="float">
            <text:p>457,06</text:p>
          </table:table-cell>
          <table:table-cell office:value-type="float" office:value="462.16" calcext:value-type="float">
            <text:p>462,16</text:p>
          </table:table-cell>
          <table:table-cell office:value-type="float" office:value="467.56" calcext:value-type="float">
            <text:p>467,56</text:p>
          </table:table-cell>
          <table:table-cell office:value-type="float" office:value="122.26" calcext:value-type="float">
            <text:p>122,26</text:p>
          </table:table-cell>
          <table:table-cell table:number-columns-repeated="2"/>
        </table:table-row>
        <calcext:conditional-formats>
          <calcext:conditional-format calcext:target-range-address="result.A1:result.K64">
            <calcext:condition calcext:apply-style-name="Good" calcext:value="&lt;170" calcext:base-cell-address="result.A1"/>
            <calcext:condition calcext:apply-style-name="Bad" calcext:value="&gt;170" calcext:base-cell-address="resul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3T13:58:09.808233557</dc:date>
    <meta:editing-duration>PT10M17S</meta:editing-duration>
    <meta:editing-cycles>2</meta:editing-cycles>
    <meta:generator>LibreOffice/6.4.7.2$Linux_X86_64 LibreOffice_project/40$Build-2</meta:generator>
    <meta:document-statistic meta:table-count="1" meta:cell-count="705" meta:object-count="0"/>
  </office:meta>
</office:document-meta>
</file>